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JetBrains Mono" svg:font-family="JetBrains 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fo:font-weight="bold" style:font-weight-asian="bold" style:font-weight-complex="bold"/>
    </style:style>
    <style:style style:name="P9" style:parent-style-name="Standard" style:family="paragraph">
      <style:text-properties fo:font-weight="bold" style:font-weight-asian="bold" style:font-weight-complex="bold"/>
    </style:style>
    <style:style style:name="P1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fo:font-style="italic" style:font-style-asian="italic" style:font-style-complex="italic"/>
    </style:style>
    <style:style style:name="P13" style:parent-style-name="Standard" style:family="paragraph">
      <style:text-properties fo:font-style="italic" style:font-style-asian="italic" style:font-style-complex="italic"/>
    </style:style>
    <style:style style:name="P14" style:parent-style-name="Standard" style:family="paragraph">
      <style:text-properties fo:font-style="italic" style:font-style-asian="italic" style:font-style-complex="italic"/>
    </style:style>
    <style:style style:name="P15" style:parent-style-name="Standard" style:family="paragraph">
      <style:text-properties fo:font-style="italic" style:font-style-asian="italic" style:font-style-complex="italic"/>
    </style:style>
    <style:style style:name="P1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7" style:parent-style-name="Standard" style:family="paragraph">
      <style:text-properties fo:font-style="italic" style:font-style-asian="italic" style:font-style-complex="italic"/>
    </style:style>
    <style:style style:name="P18" style:parent-style-name="Standard" style:family="paragraph">
      <style:text-properties fo:font-style="italic" style:font-style-asian="italic" style:font-style-complex="italic"/>
    </style:style>
    <style:style style:name="P19" style:parent-style-name="Standard" style:family="paragraph">
      <style:text-properties fo:font-style="italic" style:font-style-asian="italic" style:font-style-complex="italic"/>
    </style:style>
    <style:style style:name="T20" style:parent-style-name="Policepardéfaut" style:family="text">
      <style:text-properties fo:font-style="italic" style:font-style-asian="italic" style:font-style-complex="italic"/>
    </style:style>
    <style:style style:name="P21" style:parent-style-name="Standard" style:family="paragraph">
      <style:text-properties fo:font-style="italic" style:font-style-asian="italic" style:font-style-complex="italic"/>
    </style:style>
    <style:style style:name="P22" style:parent-style-name="Standard" style:family="paragraph">
      <style:text-properties fo:font-style="italic" style:font-style-asian="italic" style:font-style-complex="italic"/>
    </style:style>
    <style:style style:name="P2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4" style:parent-style-name="Standard" style:family="paragraph">
      <style:text-properties fo:font-style="italic" style:font-style-asian="italic" style:font-style-complex="italic"/>
    </style:style>
    <style:style style:name="P25" style:parent-style-name="Standard" style:family="paragraph">
      <style:text-properties fo:font-style="italic" style:font-style-asian="italic" style:font-style-complex="italic"/>
    </style:style>
    <style:style style:name="P26" style:parent-style-name="Standard" style:family="paragraph">
      <style:text-properties fo:font-style="italic" style:font-style-asian="italic" style:font-style-complex="italic"/>
    </style:style>
    <style:style style:name="P27" style:parent-style-name="Standard" style:family="paragraph">
      <style:text-properties fo:font-style="italic" style:font-style-asian="italic" style:font-style-complex="italic"/>
    </style:style>
    <style:style style:name="P28" style:parent-style-name="Standard" style:family="paragraph">
      <style:text-properties fo:font-style="italic" style:font-style-asian="italic" style:font-style-complex="italic"/>
    </style:style>
    <style:style style:name="P29" style:parent-style-name="Standard" style:family="paragraph">
      <style:text-properties fo:font-style="italic" style:font-style-asian="italic" style:font-style-complex="italic"/>
    </style:style>
    <style:style style:name="P30" style:parent-style-name="Standard" style:family="paragraph">
      <style:text-properties fo:font-style="italic" style:font-style-asian="italic" style:font-style-complex="italic"/>
    </style:style>
    <style:style style:name="P31" style:parent-style-name="Standard" style:family="paragraph">
      <style:text-properties fo:font-style="italic" style:font-style-asian="italic" style:font-style-complex="italic"/>
    </style:style>
    <style:style style:name="P32" style:parent-style-name="Standard" style:family="paragraph">
      <style:text-properties fo:font-style="italic" style:font-style-asian="italic" style:font-style-complex="italic"/>
    </style:style>
    <style:style style:name="P33" style:parent-style-name="Standard" style:family="paragraph">
      <style:text-properties fo:font-style="italic" style:font-style-asian="italic" style:font-style-complex="italic"/>
    </style:style>
    <style:style style:name="P34" style:parent-style-name="Standard" style:family="paragraph">
      <style:text-properties fo:font-style="italic" style:font-style-asian="italic" style:font-style-complex="italic"/>
    </style:style>
    <style:style style:name="P35" style:parent-style-name="Standard" style:family="paragraph">
      <style:text-properties fo:font-style="italic" style:font-style-asian="italic" style:font-style-complex="italic"/>
    </style:style>
    <style:style style:name="P36" style:parent-style-name="Standard" style:family="paragraph">
      <style:text-properties fo:font-style="italic" style:font-style-asian="italic" style:font-style-complex="italic"/>
    </style:style>
    <style:style style:name="P37" style:parent-style-name="Standard" style:family="paragraph">
      <style:text-properties fo:font-style="italic" style:font-style-asian="italic" style:font-style-complex="italic"/>
    </style:style>
    <style:style style:name="P38" style:parent-style-name="Standard" style:family="paragraph">
      <style:text-properties fo:font-style="italic" style:font-style-asian="italic" style:font-style-complex="italic"/>
    </style:style>
    <style:style style:name="P39" style:parent-style-name="Standard" style:family="paragraph">
      <style:text-properties fo:font-weight="bold" style:font-weight-asian="bold" style:font-weight-complex="bold"/>
    </style:style>
    <style:style style:name="P40" style:parent-style-name="Standard" style:family="paragraph">
      <style:text-properties fo:font-weight="bold" style:font-weight-asian="bold" style:font-weight-complex="bold"/>
    </style:style>
    <style:style style:name="P41" style:parent-style-name="Standard" style:family="paragraph">
      <style:text-properties fo:font-style="italic" style:font-style-asian="italic" style:font-style-complex="italic"/>
    </style:style>
    <style:style style:name="P42" style:parent-style-name="Standard" style:family="paragraph">
      <style:text-properties fo:font-style="italic" style:font-style-asian="italic" style:font-style-complex="italic"/>
    </style:style>
    <style:style style:name="P43" style:parent-style-name="Standard" style:family="paragraph">
      <style:text-properties fo:font-style="italic" style:font-style-asian="italic" style:font-style-complex="italic"/>
    </style:style>
    <style:style style:name="P44" style:parent-style-name="Standard" style:family="paragraph">
      <style:text-properties fo:font-style="italic" style:font-style-asian="italic" style:font-style-complex="italic"/>
    </style:style>
    <style:style style:name="P45" style:parent-style-name="Standard" style:family="paragraph">
      <style:text-properties fo:font-style="italic" style:font-style-asian="italic" style:font-style-complex="italic"/>
    </style:style>
    <style:style style:name="P46" style:parent-style-name="Standard" style:family="paragraph">
      <style:text-properties fo:font-style="italic" style:font-style-asian="italic" style:font-style-complex="italic"/>
    </style:style>
    <style:style style:name="T47" style:parent-style-name="Policepardéfaut" style:family="text">
      <style:text-properties fo:background-color="#FFFF00"/>
    </style:style>
    <style:style style:name="P48" style:parent-style-name="Standard" style:family="paragraph">
      <style:text-properties fo:font-style="italic" style:font-style-asian="italic" style:font-style-complex="italic"/>
    </style:style>
    <style:style style:name="P49" style:parent-style-name="Standard" style:family="paragraph">
      <style:text-properties fo:font-style="italic" style:font-style-asian="italic" style:font-style-complex="italic"/>
    </style:style>
    <style:style style:name="P50" style:parent-style-name="Standard" style:family="paragraph">
      <style:text-properties fo:font-style="italic" style:font-style-asian="italic" style:font-style-complex="italic"/>
    </style:style>
    <style:style style:name="P51" style:parent-style-name="Standard" style:family="paragraph">
      <style:text-properties fo:font-style="italic" style:font-style-asian="italic" style:font-style-complex="italic"/>
    </style:style>
    <style:style style:name="P52" style:parent-style-name="Standard" style:family="paragraph">
      <style:text-properties fo:font-weight="bold" style:font-weight-asian="bold" style:font-weight-complex="bold"/>
    </style:style>
    <style:style style:name="P53" style:parent-style-name="Standard" style:family="paragraph">
      <style:text-properties fo:font-style="italic" style:font-style-asian="italic" style:font-style-complex="italic"/>
    </style:style>
    <style:style style:name="P54" style:parent-style-name="Standard" style:family="paragraph">
      <style:text-properties fo:font-style="italic" style:font-style-asian="italic" style:font-style-complex="italic"/>
    </style:style>
    <style:style style:name="P55" style:parent-style-name="Standard" style:family="paragraph">
      <style:text-properties fo:font-style="italic" style:font-style-asian="italic" style:font-style-complex="italic"/>
    </style:style>
    <style:style style:name="P56" style:parent-style-name="Standard" style:family="paragraph">
      <style:text-properties fo:font-style="italic" style:font-style-asian="italic" style:font-style-complex="italic"/>
    </style:style>
    <style:style style:name="P57" style:parent-style-name="Standard" style:family="paragraph">
      <style:text-properties fo:font-style="italic" style:font-style-asian="italic" style:font-style-complex="italic"/>
    </style:style>
    <style:style style:name="P58" style:parent-style-name="Standard" style:family="paragraph">
      <style:text-properties fo:font-style="italic" style:font-style-asian="italic" style:font-style-complex="italic"/>
    </style:style>
    <style:style style:name="P5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0" style:parent-style-name="Standard" style:family="paragraph">
      <style:text-properties fo:color="#FF3333"/>
    </style:style>
    <style:style style:name="P6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62" style:parent-style-name="Standard" style:family="paragraph">
      <style:text-properties fo:font-style="italic" style:font-style-asian="italic" style:font-style-complex="italic"/>
    </style:style>
    <style:style style:name="P63" style:parent-style-name="Standard" style:family="paragraph">
      <style:text-properties fo:background-color="#FFFF00"/>
    </style:style>
    <style:style style:name="P64" style:parent-style-name="Standard" style:family="paragraph">
      <style:text-properties fo:background-color="#FFFF00"/>
    </style:style>
    <style:style style:name="P65" style:parent-style-name="Standard" style:family="paragraph">
      <style:text-properties fo:font-style="italic" style:font-style-asian="italic" style:font-style-complex="italic"/>
    </style:style>
    <style:style style:name="P66" style:parent-style-name="Standard" style:family="paragraph">
      <style:text-properties fo:font-style="italic" style:font-style-asian="italic" style:font-style-complex="italic"/>
    </style:style>
    <style:style style:name="P67" style:parent-style-name="Standard" style:family="paragraph">
      <style:text-properties fo:font-style="italic" style:font-style-asian="italic" style:font-style-complex="italic"/>
    </style:style>
    <style:style style:name="P68" style:parent-style-name="Standard" style:family="paragraph">
      <style:text-properties fo:font-style="italic" style:font-style-asian="italic" style:font-style-complex="italic"/>
    </style:style>
    <style:style style:name="P69" style:parent-style-name="Standard" style:family="paragraph">
      <style:text-properties fo:background-color="#FFCC00"/>
    </style:style>
    <style:style style:name="P70" style:parent-style-name="Standard" style:family="paragraph">
      <style:text-properties fo:background-color="#FFCC00"/>
    </style:style>
    <style:style style:name="P7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72" style:parent-style-name="Standard" style:family="paragraph">
      <style:text-properties fo:font-style="italic" style:font-style-asian="italic" style:font-style-complex="italic"/>
    </style:style>
    <style:style style:name="P73" style:parent-style-name="Standard" style:family="paragraph">
      <style:text-properties fo:font-style="italic" style:font-style-asian="italic" style:font-style-complex="italic"/>
    </style:style>
    <style:style style:name="P74" style:parent-style-name="Standard" style:family="paragraph">
      <style:text-properties fo:font-style="italic" style:font-style-asian="italic" style:font-style-complex="italic"/>
    </style:style>
    <style:style style:name="P75" style:parent-style-name="Standard" style:family="paragraph">
      <style:text-properties fo:font-style="italic" style:font-style-asian="italic" style:font-style-complex="italic"/>
    </style:style>
    <style:style style:name="P76" style:parent-style-name="Standard" style:family="paragraph">
      <style:text-properties fo:font-style="italic" style:font-style-asian="italic" style:font-style-complex="italic"/>
    </style:style>
    <style:style style:name="P77" style:parent-style-name="Standard" style:family="paragraph">
      <style:text-properties fo:font-style="italic" style:font-style-asian="italic" style:font-style-complex="italic"/>
    </style:style>
    <style:style style:name="P78" style:parent-style-name="Standard" style:family="paragraph">
      <style:text-properties fo:font-style="italic" style:font-style-asian="italic" style:font-style-complex="italic"/>
    </style:style>
    <style:style style:name="P79" style:parent-style-name="Standard" style:family="paragraph">
      <style:text-properties fo:font-style="italic" style:font-style-asian="italic" style:font-style-complex="italic"/>
    </style:style>
    <style:style style:name="P80" style:parent-style-name="Standard" style:family="paragraph">
      <style:text-properties fo:font-style="italic" style:font-style-asian="italic" style:font-style-complex="italic"/>
    </style:style>
    <style:style style:name="P8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2" style:parent-style-name="Standard" style:family="paragraph">
      <style:text-properties fo:font-style="italic" style:font-style-asian="italic" style:font-style-complex="italic"/>
    </style:style>
    <style:style style:name="P83" style:parent-style-name="Standard" style:family="paragraph">
      <style:text-properties fo:font-style="italic" style:font-style-asian="italic" style:font-style-complex="italic"/>
    </style:style>
    <style:style style:name="P84" style:parent-style-name="Standard" style:family="paragraph">
      <style:text-properties fo:font-style="italic" style:font-style-asian="italic" style:font-style-complex="italic"/>
    </style:style>
    <style:style style:name="P8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87" style:parent-style-name="Standard" style:family="paragraph">
      <style:text-properties fo:font-style="italic" style:font-style-asian="italic" style:font-style-complex="italic"/>
    </style:style>
    <style:style style:name="P88" style:parent-style-name="Standard" style:family="paragraph">
      <style:text-properties fo:font-style="italic" style:font-style-asian="italic" style:font-style-complex="italic"/>
    </style:style>
    <style:style style:name="P89" style:parent-style-name="Standard" style:family="paragraph">
      <style:text-properties fo:font-style="italic" style:font-style-asian="italic" style:font-style-complex="italic"/>
    </style:style>
    <style:style style:name="P9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1" style:parent-style-name="Standard" style:family="paragraph">
      <style:text-properties fo:font-style="italic" style:font-style-asian="italic" style:font-style-complex="italic"/>
    </style:style>
    <style:style style:name="P92" style:parent-style-name="Standard" style:family="paragraph">
      <style:text-properties fo:font-style="italic" style:font-style-asian="italic" style:font-style-complex="italic"/>
    </style:style>
    <style:style style:name="P93" style:parent-style-name="Standard" style:family="paragraph">
      <style:text-properties fo:font-style="italic" style:font-style-asian="italic" style:font-style-complex="italic"/>
    </style:style>
    <style:style style:name="P94" style:parent-style-name="Standard" style:family="paragraph">
      <style:text-properties fo:font-style="italic" style:font-style-asian="italic" style:font-style-complex="italic"/>
    </style:style>
    <style:style style:name="P95" style:parent-style-name="Standard" style:family="paragraph">
      <style:text-properties fo:font-style="italic" style:font-style-asian="italic" style:font-style-complex="italic"/>
    </style:style>
    <style:style style:name="P96" style:parent-style-name="Standard" style:family="paragraph">
      <style:text-properties fo:font-style="italic" style:font-style-asian="italic" style:font-style-complex="italic"/>
    </style:style>
    <style:style style:name="P97" style:parent-style-name="Standard" style:family="paragraph">
      <style:text-properties fo:font-style="italic" style:font-style-asian="italic" style:font-style-complex="italic"/>
    </style:style>
    <style:style style:name="P9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99" style:parent-style-name="Standard" style:family="paragraph">
      <style:text-properties fo:font-style="italic" style:font-style-asian="italic" style:font-style-complex="italic"/>
    </style:style>
    <style:style style:name="P100" style:parent-style-name="Standard" style:family="paragraph">
      <style:text-properties fo:background-color="#FFCC00"/>
    </style:style>
    <style:style style:name="P101" style:parent-style-name="Standard" style:family="paragraph">
      <style:text-properties fo:background-color="#FFCC00"/>
    </style:style>
    <style:style style:name="P10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3" style:parent-style-name="Standard" style:family="paragraph">
      <style:text-properties fo:color="#FF3333"/>
    </style:style>
    <style:style style:name="P10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5" style:parent-style-name="Standard" style:family="paragraph">
      <style:text-properties fo:font-style="italic" style:font-style-asian="italic" style:font-style-complex="italic"/>
    </style:style>
    <style:style style:name="P106" style:parent-style-name="Standard" style:family="paragraph">
      <style:text-properties fo:font-style="italic" style:font-style-asian="italic" style:font-style-complex="italic"/>
    </style:style>
    <style:style style:name="P107" style:parent-style-name="Standard" style:family="paragraph">
      <style:text-properties fo:font-style="italic" style:font-style-asian="italic" style:font-style-complex="italic"/>
    </style:style>
    <style:style style:name="P10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0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0" style:parent-style-name="Standard" style:family="paragraph">
      <style:text-properties fo:font-style="italic" style:font-style-asian="italic" style:font-style-complex="italic"/>
    </style:style>
    <style:style style:name="P111" style:parent-style-name="Standard" style:family="paragraph">
      <style:text-properties fo:font-style="italic" style:font-style-asian="italic" style:font-style-complex="italic"/>
    </style:style>
    <style:style style:name="P112" style:parent-style-name="Standard" style:family="paragraph">
      <style:text-properties fo:font-style="italic" style:font-style-asian="italic" style:font-style-complex="italic"/>
    </style:style>
    <style:style style:name="P11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1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2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2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2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23" style:parent-style-name="Standard" style:family="paragraph">
      <style:text-properties fo:font-weight="bold" style:font-weight-asian="bold" style:font-weight-complex="bold"/>
    </style:style>
    <style:style style:name="P124" style:parent-style-name="Standard" style:family="paragraph">
      <style:text-properties fo:font-weight="bold" style:font-weight-asian="bold" style:font-weight-complex="bold"/>
    </style:style>
    <style:style style:name="P12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126" style:parent-style-name="Policepardéfaut" style:family="text">
      <style:text-properties style:font-name="JetBrains Mono" fo:color="#0033B3"/>
    </style:style>
    <style:style style:name="T127" style:parent-style-name="Policepardéfaut" style:family="text">
      <style:text-properties style:font-name="JetBrains Mono" fo:color="#080808"/>
    </style:style>
    <style:style style:name="T128" style:parent-style-name="Policepardéfaut" style:family="text">
      <style:text-properties style:font-name="JetBrains Mono" fo:color="#000000"/>
    </style:style>
    <style:style style:name="T129" style:parent-style-name="Policepardéfaut" style:family="text">
      <style:text-properties style:font-name="JetBrains Mono" fo:color="#080808"/>
    </style:style>
    <style:style style:name="T130" style:parent-style-name="Policepardéfaut" style:family="text">
      <style:text-properties style:font-name="JetBrains Mono" fo:color="#000000"/>
    </style:style>
    <style:style style:name="T131" style:parent-style-name="Policepardéfaut" style:family="text">
      <style:text-properties style:font-name="JetBrains Mono" fo:color="#080808"/>
    </style:style>
    <style:style style:name="T132" style:parent-style-name="Policepardéfaut" style:family="text">
      <style:text-properties style:font-name="JetBrains Mono" fo:font-style="italic" style:font-style-asian="italic" fo:color="#00627A"/>
    </style:style>
    <style:style style:name="T133" style:parent-style-name="Policepardéfaut" style:family="text">
      <style:text-properties style:font-name="JetBrains Mono" fo:color="#080808"/>
    </style:style>
    <style:style style:name="T134" style:parent-style-name="Policepardéfaut" style:family="text">
      <style:text-properties style:font-name="JetBrains Mono" fo:color="#067D17"/>
    </style:style>
    <style:style style:name="T135" style:parent-style-name="Policepardéfaut" style:family="text">
      <style:text-properties style:font-name="JetBrains Mono" fo:color="#0037A6"/>
    </style:style>
    <style:style style:name="T136" style:parent-style-name="Policepardéfaut" style:family="text">
      <style:text-properties style:font-name="JetBrains Mono" fo:color="#067D17"/>
    </style:style>
    <style:style style:name="T137" style:parent-style-name="Policepardéfaut" style:family="text">
      <style:text-properties style:font-name="JetBrains Mono" fo:color="#0037A6"/>
    </style:style>
    <style:style style:name="T138" style:parent-style-name="Policepardéfaut" style:family="text">
      <style:text-properties style:font-name="JetBrains Mono" fo:color="#067D17"/>
    </style:style>
    <style:style style:name="T139" style:parent-style-name="Policepardéfaut" style:family="text">
      <style:text-properties style:font-name="JetBrains Mono" fo:color="#0037A6"/>
    </style:style>
    <style:style style:name="T140" style:parent-style-name="Policepardéfaut" style:family="text">
      <style:text-properties style:font-name="JetBrains Mono" fo:color="#067D17"/>
    </style:style>
    <style:style style:name="T141" style:parent-style-name="Policepardéfaut" style:family="text">
      <style:text-properties style:font-name="JetBrains Mono" fo:color="#0037A6"/>
    </style:style>
    <style:style style:name="T142" style:parent-style-name="Policepardéfaut" style:family="text">
      <style:text-properties style:font-name="JetBrains Mono" fo:color="#067D17"/>
    </style:style>
    <style:style style:name="T143" style:parent-style-name="Policepardéfaut" style:family="text">
      <style:text-properties style:font-name="JetBrains Mono" fo:color="#0037A6"/>
    </style:style>
    <style:style style:name="T144" style:parent-style-name="Policepardéfaut" style:family="text">
      <style:text-properties style:font-name="JetBrains Mono" fo:color="#067D17"/>
    </style:style>
    <style:style style:name="T145" style:parent-style-name="Policepardéfaut" style:family="text">
      <style:text-properties style:font-name="JetBrains Mono" fo:color="#080808"/>
    </style:style>
    <style:style style:name="P146" style:parent-style-name="PreformattedText" style:family="paragraph">
      <style:paragraph-properties fo:background-color="#FFFFFF"/>
    </style:style>
    <style:style style:name="T147" style:parent-style-name="Policepardéfaut" style:family="text">
      <style:text-properties fo:color="#080808"/>
    </style:style>
    <style:style style:name="T148" style:parent-style-name="Policepardéfaut" style:family="text">
      <style:text-properties style:font-name="JetBrains Mono" fo:color="#000000"/>
    </style:style>
    <style:style style:name="T149" style:parent-style-name="Policepardéfaut" style:family="text">
      <style:text-properties style:font-name="JetBrains Mono" fo:color="#080808"/>
    </style:style>
    <style:style style:name="T150" style:parent-style-name="Policepardéfaut" style:family="text">
      <style:text-properties style:font-name="JetBrains Mono" fo:color="#000000"/>
    </style:style>
    <style:style style:name="T151" style:parent-style-name="Policepardéfaut" style:family="text">
      <style:text-properties style:font-name="JetBrains Mono" fo:color="#080808"/>
    </style:style>
    <style:style style:name="P152" style:parent-style-name="PreformattedText" style:family="paragraph">
      <style:paragraph-properties fo:background-color="#FFFFFF"/>
    </style:style>
    <style:style style:name="T153" style:parent-style-name="Policepardéfaut" style:family="text">
      <style:text-properties fo:color="#080808"/>
    </style:style>
    <style:style style:name="T154" style:parent-style-name="Policepardéfaut" style:family="text">
      <style:text-properties style:font-name="JetBrains Mono" fo:color="#000000"/>
    </style:style>
    <style:style style:name="T155" style:parent-style-name="Policepardéfaut" style:family="text">
      <style:text-properties style:font-name="JetBrains Mono" fo:color="#080808"/>
    </style:style>
    <style:style style:name="T156" style:parent-style-name="Policepardéfaut" style:family="text">
      <style:text-properties style:font-name="JetBrains Mono" fo:color="#067D17"/>
    </style:style>
    <style:style style:name="T157" style:parent-style-name="Policepardéfaut" style:family="text">
      <style:text-properties style:font-name="JetBrains Mono" fo:color="#080808"/>
    </style:style>
    <style:style style:name="P158" style:parent-style-name="PreformattedText" style:family="paragraph">
      <style:paragraph-properties fo:background-color="#FFFFFF"/>
    </style:style>
    <style:style style:name="T159" style:parent-style-name="Policepardéfaut" style:family="text">
      <style:text-properties style:font-name="JetBrains Mono" fo:color="#080808"/>
    </style:style>
    <style:style style:name="T160" style:parent-style-name="Policepardéfaut" style:family="text">
      <style:text-properties style:font-name="JetBrains Mono" fo:color="#0033B3"/>
    </style:style>
    <style:style style:name="T161" style:parent-style-name="Policepardéfaut" style:family="text">
      <style:text-properties style:font-name="JetBrains Mono" fo:color="#080808"/>
    </style:style>
    <style:style style:name="T162" style:parent-style-name="Policepardéfaut" style:family="text">
      <style:text-properties style:font-name="JetBrains Mono" fo:color="#000000"/>
    </style:style>
    <style:style style:name="T163" style:parent-style-name="Policepardéfaut" style:family="text">
      <style:text-properties style:font-name="JetBrains Mono" fo:color="#080808"/>
    </style:style>
    <style:style style:name="P164" style:parent-style-name="PreformattedText" style:family="paragraph">
      <style:paragraph-properties fo:background-color="#FFFFFF"/>
    </style:style>
    <style:style style:name="T165" style:parent-style-name="Policepardéfaut" style:family="text">
      <style:text-properties fo:color="#080808"/>
    </style:style>
    <style:style style:name="T166" style:parent-style-name="Policepardéfaut" style:family="text">
      <style:text-properties fo:color="#080808"/>
    </style:style>
    <style:style style:name="T167" style:parent-style-name="Policepardéfaut" style:family="text">
      <style:text-properties style:font-name="JetBrains Mono" fo:color="#000000"/>
    </style:style>
    <style:style style:name="T168" style:parent-style-name="Policepardéfaut" style:family="text">
      <style:text-properties style:font-name="JetBrains Mono" fo:color="#080808"/>
    </style:style>
    <style:style style:name="T169" style:parent-style-name="Policepardéfaut" style:family="text">
      <style:text-properties style:font-name="JetBrains Mono" fo:font-style="italic" style:font-style-asian="italic" fo:color="#871094"/>
    </style:style>
    <style:style style:name="T170" style:parent-style-name="Policepardéfaut" style:family="text">
      <style:text-properties style:font-name="JetBrains Mono" fo:color="#080808"/>
    </style:style>
    <style:style style:name="T171" style:parent-style-name="Policepardéfaut" style:family="text">
      <style:text-properties style:font-name="JetBrains Mono" fo:color="#067D17"/>
    </style:style>
    <style:style style:name="T172" style:parent-style-name="Policepardéfaut" style:family="text">
      <style:text-properties style:font-name="JetBrains Mono" fo:color="#080808"/>
    </style:style>
    <style:style style:name="P173" style:parent-style-name="PreformattedText" style:family="paragraph">
      <style:paragraph-properties fo:margin-bottom="0.1965in" fo:background-color="#FFFFFF"/>
      <style:text-properties style:font-name="JetBrains Mono" fo:color="#080808"/>
    </style:style>
    <style:style style:name="P17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7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176" style:parent-style-name="PreformattedText" style:family="paragraph">
      <style:text-properties style:font-name="JetBrains Mono" fo:color="#080808"/>
    </style:style>
    <style:style style:name="P177" style:parent-style-name="PreformattedText" style:family="paragraph">
      <style:text-properties style:font-name="JetBrains Mono" fo:font-style="italic" style:font-style-asian="italic" fo:color="#8C8C8C"/>
    </style:style>
    <style:style style:name="P178" style:parent-style-name="PreformattedText" style:family="paragraph">
      <style:paragraph-properties fo:background-color="#FFFFFF"/>
      <style:text-properties style:font-name="JetBrains Mono" fo:font-style="italic" style:font-style-asian="italic" fo:color="#8C8C8C"/>
    </style:style>
    <style:style style:name="P179" style:parent-style-name="PreformattedText" style:family="paragraph">
      <style:paragraph-properties fo:background-color="#FFFFFF"/>
      <style:text-properties style:font-name="JetBrains Mono" fo:font-style="italic" style:font-style-asian="italic" fo:color="#8C8C8C"/>
    </style:style>
    <style:style style:name="P180" style:parent-style-name="PreformattedText" style:family="paragraph">
      <style:paragraph-properties fo:margin-bottom="0.1965in" fo:background-color="#FFFFFF"/>
    </style:style>
    <style:style style:name="T181" style:parent-style-name="Policepardéfaut" style:family="text">
      <style:text-properties fo:color="#8C8C8C"/>
    </style:style>
    <style:style style:name="T182" style:parent-style-name="Policepardéfaut" style:family="text">
      <style:text-properties style:font-name="JetBrains Mono" fo:color="#000000"/>
    </style:style>
    <style:style style:name="T183" style:parent-style-name="Policepardéfaut" style:family="text">
      <style:text-properties style:font-name="JetBrains Mono" fo:color="#080808"/>
    </style:style>
    <style:style style:name="T184" style:parent-style-name="Policepardéfaut" style:family="text">
      <style:text-properties style:font-name="JetBrains Mono" fo:color="#000000"/>
    </style:style>
    <style:style style:name="T185" style:parent-style-name="Policepardéfaut" style:family="text">
      <style:text-properties style:font-name="JetBrains Mono" fo:color="#080808"/>
    </style:style>
    <style:style style:name="T186" style:parent-style-name="Policepardéfaut" style:family="text">
      <style:text-properties style:font-name="JetBrains Mono" fo:color="#067D17"/>
    </style:style>
    <style:style style:name="T187" style:parent-style-name="Policepardéfaut" style:family="text">
      <style:text-properties style:font-name="JetBrains Mono" fo:color="#080808"/>
    </style:style>
    <style:style style:name="P188" style:parent-style-name="PreformattedText" style:family="paragraph">
      <style:text-properties style:font-name="JetBrains Mono" fo:color="#080808"/>
    </style:style>
    <style:style style:name="P189" style:parent-style-name="PreformattedText" style:family="paragraph">
      <style:text-properties style:font-name="JetBrains Mono" fo:color="#080808"/>
    </style:style>
    <style:style style:name="P190" style:parent-style-name="PreformattedText" style:family="paragraph">
      <style:paragraph-properties fo:background-color="#FFFFFF"/>
    </style:style>
    <style:style style:name="T191" style:parent-style-name="Policepardéfaut" style:family="text">
      <style:text-properties style:font-name="JetBrains Mono" fo:color="#0033B3"/>
    </style:style>
    <style:style style:name="T192" style:parent-style-name="Policepardéfaut" style:family="text">
      <style:text-properties style:font-name="JetBrains Mono" fo:color="#080808"/>
    </style:style>
    <style:style style:name="T193" style:parent-style-name="Policepardéfaut" style:family="text">
      <style:text-properties style:font-name="JetBrains Mono" fo:color="#000000"/>
    </style:style>
    <style:style style:name="T194" style:parent-style-name="Policepardéfaut" style:family="text">
      <style:text-properties style:font-name="JetBrains Mono" fo:color="#080808"/>
    </style:style>
    <style:style style:name="P195" style:parent-style-name="PreformattedText" style:family="paragraph">
      <style:paragraph-properties fo:background-color="#FFFFFF"/>
    </style:style>
    <style:style style:name="T196" style:parent-style-name="Policepardéfaut" style:family="text">
      <style:text-properties fo:color="#080808"/>
    </style:style>
    <style:style style:name="T197" style:parent-style-name="Policepardéfaut" style:family="text">
      <style:text-properties style:font-name="JetBrains Mono" fo:color="#000000"/>
    </style:style>
    <style:style style:name="T198" style:parent-style-name="Policepardéfaut" style:family="text">
      <style:text-properties style:font-name="JetBrains Mono" fo:color="#080808"/>
    </style:style>
    <style:style style:name="T199" style:parent-style-name="Policepardéfaut" style:family="text">
      <style:text-properties style:font-name="JetBrains Mono" fo:font-style="italic" style:font-style-asian="italic" fo:color="#871094"/>
    </style:style>
    <style:style style:name="T200" style:parent-style-name="Policepardéfaut" style:family="text">
      <style:text-properties style:font-name="JetBrains Mono" fo:color="#080808"/>
    </style:style>
    <style:style style:name="T201" style:parent-style-name="Policepardéfaut" style:family="text">
      <style:text-properties style:font-name="JetBrains Mono" fo:color="#000000"/>
    </style:style>
    <style:style style:name="T202" style:parent-style-name="Policepardéfaut" style:family="text">
      <style:text-properties style:font-name="JetBrains Mono" fo:color="#080808"/>
    </style:style>
    <style:style style:name="T203" style:parent-style-name="Policepardéfaut" style:family="text">
      <style:text-properties style:font-name="JetBrains Mono" fo:color="#067D17"/>
    </style:style>
    <style:style style:name="T204" style:parent-style-name="Policepardéfaut" style:family="text">
      <style:text-properties style:font-name="JetBrains Mono" fo:color="#080808"/>
    </style:style>
    <style:style style:name="T205" style:parent-style-name="Policepardéfaut" style:family="text">
      <style:text-properties style:font-name="JetBrains Mono" fo:color="#067D17"/>
    </style:style>
    <style:style style:name="T206" style:parent-style-name="Policepardéfaut" style:family="text">
      <style:text-properties style:font-name="JetBrains Mono" fo:color="#080808"/>
    </style:style>
    <style:style style:name="P207" style:parent-style-name="PreformattedText" style:family="paragraph">
      <style:paragraph-properties fo:background-color="#FFFFFF"/>
    </style:style>
    <style:style style:name="T208" style:parent-style-name="Policepardéfaut" style:family="text">
      <style:text-properties fo:color="#080808"/>
    </style:style>
    <style:style style:name="T209" style:parent-style-name="Policepardéfaut" style:family="text">
      <style:text-properties style:font-name="JetBrains Mono" fo:color="#000000"/>
    </style:style>
    <style:style style:name="T210" style:parent-style-name="Policepardéfaut" style:family="text">
      <style:text-properties style:font-name="JetBrains Mono" fo:color="#080808"/>
    </style:style>
    <style:style style:name="T211" style:parent-style-name="Policepardéfaut" style:family="text">
      <style:text-properties style:font-name="JetBrains Mono" fo:color="#067D17"/>
    </style:style>
    <style:style style:name="T212" style:parent-style-name="Policepardéfaut" style:family="text">
      <style:text-properties style:font-name="JetBrains Mono" fo:color="#080808"/>
    </style:style>
    <style:style style:name="T213" style:parent-style-name="Policepardéfaut" style:family="text">
      <style:text-properties style:font-name="JetBrains Mono" fo:color="#067D17"/>
    </style:style>
    <style:style style:name="T214" style:parent-style-name="Policepardéfaut" style:family="text">
      <style:text-properties style:font-name="JetBrains Mono" fo:color="#080808"/>
    </style:style>
    <style:style style:name="P215" style:parent-style-name="PreformattedText" style:family="paragraph">
      <style:paragraph-properties fo:background-color="#FFFFFF"/>
    </style:style>
    <style:style style:name="T216" style:parent-style-name="Policepardéfaut" style:family="text">
      <style:text-properties fo:color="#080808"/>
    </style:style>
    <style:style style:name="T217" style:parent-style-name="Policepardéfaut" style:family="text">
      <style:text-properties style:font-name="JetBrains Mono" fo:color="#000000"/>
    </style:style>
    <style:style style:name="T218" style:parent-style-name="Policepardéfaut" style:family="text">
      <style:text-properties style:font-name="JetBrains Mono" fo:color="#080808"/>
    </style:style>
    <style:style style:name="T219" style:parent-style-name="Policepardéfaut" style:family="text">
      <style:text-properties style:font-name="JetBrains Mono" fo:color="#067D17"/>
    </style:style>
    <style:style style:name="T220" style:parent-style-name="Policepardéfaut" style:family="text">
      <style:text-properties style:font-name="JetBrains Mono" fo:color="#080808"/>
    </style:style>
    <style:style style:name="P221" style:parent-style-name="PreformattedText" style:family="paragraph">
      <style:paragraph-properties fo:background-color="#FFFFFF"/>
      <style:text-properties style:font-name="JetBrains Mono" fo:color="#080808"/>
    </style:style>
    <style:style style:name="P222" style:parent-style-name="PreformattedText" style:family="paragraph">
      <style:paragraph-properties fo:margin-bottom="0.1965in" fo:background-color="#FFFFFF"/>
    </style:style>
    <style:style style:name="T223" style:parent-style-name="Policepardéfaut" style:family="text">
      <style:text-properties style:font-name="JetBrains Mono" fo:color="#000000"/>
    </style:style>
    <style:style style:name="T224" style:parent-style-name="Policepardéfaut" style:family="text">
      <style:text-properties style:font-name="JetBrains Mono" fo:color="#080808"/>
    </style:style>
    <style:style style:name="P22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2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2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2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2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3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3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3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3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3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3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3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3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3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3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40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4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42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4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4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4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46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4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48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49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250" style:parent-style-name="Policepardéfaut" style:family="text">
      <style:text-properties style:font-name="JetBrains Mono" fo:color="#CC7832" style:text-underline-type="single" style:text-underline-style="solid" style:text-underline-width="auto" style:text-underline-mode="continuous"/>
    </style:style>
    <style:style style:name="T251" style:parent-style-name="Policepardéfaut" style:family="text">
      <style:text-properties style:font-name="JetBrains Mono" fo:color="#A9B7C6" style:text-underline-type="single" style:text-underline-style="solid" style:text-underline-width="auto" style:text-underline-mode="continuous"/>
    </style:style>
    <style:style style:name="T252" style:parent-style-name="Policepardéfaut" style:family="text">
      <style:text-properties style:font-name="JetBrains Mono" fo:color="#CC7832" style:text-underline-type="single" style:text-underline-style="solid" style:text-underline-width="auto" style:text-underline-mode="continuous"/>
    </style:style>
    <style:style style:name="P253" style:parent-style-name="PreformattedText" style:family="paragraph">
      <style:paragraph-properties fo:background-color="#2B2B2B"/>
    </style:style>
    <style:style style:name="T254" style:parent-style-name="Policepardéfaut" style:family="text">
      <style:text-properties style:font-name="JetBrains Mono" fo:color="#CC7832"/>
    </style:style>
    <style:style style:name="T255" style:parent-style-name="Policepardéfaut" style:family="text">
      <style:text-properties style:font-name="JetBrains Mono" fo:color="#A9B7C6"/>
    </style:style>
    <style:style style:name="T256" style:parent-style-name="Policepardéfaut" style:family="text">
      <style:text-properties style:font-name="JetBrains Mono" fo:color="#CC7832"/>
    </style:style>
    <style:style style:name="P257" style:parent-style-name="PreformattedText" style:family="paragraph">
      <style:paragraph-properties fo:background-color="#2B2B2B"/>
    </style:style>
    <style:style style:name="T258" style:parent-style-name="Policepardéfaut" style:family="text">
      <style:text-properties style:font-name="JetBrains Mono" fo:color="#CC7832"/>
    </style:style>
    <style:style style:name="T259" style:parent-style-name="Policepardéfaut" style:family="text">
      <style:text-properties style:font-name="JetBrains Mono" fo:color="#A9B7C6"/>
    </style:style>
    <style:style style:name="P260" style:parent-style-name="PreformattedText" style:family="paragraph">
      <style:paragraph-properties fo:background-color="#2B2B2B"/>
    </style:style>
    <style:style style:name="T261" style:parent-style-name="Policepardéfaut" style:family="text">
      <style:text-properties fo:color="#A9B7C6"/>
    </style:style>
    <style:style style:name="T262" style:parent-style-name="Policepardéfaut" style:family="text">
      <style:text-properties style:font-name="JetBrains Mono" fo:color="#CC7832"/>
    </style:style>
    <style:style style:name="T263" style:parent-style-name="Policepardéfaut" style:family="text">
      <style:text-properties style:font-name="JetBrains Mono" fo:color="#A9B7C6"/>
    </style:style>
    <style:style style:name="T264" style:parent-style-name="Policepardéfaut" style:family="text">
      <style:text-properties style:font-name="JetBrains Mono" fo:font-style="italic" style:font-style-asian="italic" fo:color="#9876AA"/>
    </style:style>
    <style:style style:name="T265" style:parent-style-name="Policepardéfaut" style:family="text">
      <style:text-properties style:font-name="JetBrains Mono" fo:color="#A9B7C6"/>
    </style:style>
    <style:style style:name="T266" style:parent-style-name="Policepardéfaut" style:family="text">
      <style:text-properties style:font-name="JetBrains Mono" fo:color="#6A8759"/>
    </style:style>
    <style:style style:name="T267" style:parent-style-name="Policepardéfaut" style:family="text">
      <style:text-properties style:font-name="JetBrains Mono" fo:color="#CC7832"/>
    </style:style>
    <style:style style:name="P268" style:parent-style-name="PreformattedText" style:family="paragraph">
      <style:paragraph-properties fo:background-color="#2B2B2B"/>
    </style:style>
    <style:style style:name="T269" style:parent-style-name="Policepardéfaut" style:family="text">
      <style:text-properties fo:color="#CC7832"/>
    </style:style>
    <style:style style:name="T270" style:parent-style-name="Policepardéfaut" style:family="text">
      <style:text-properties style:font-name="JetBrains Mono" fo:color="#CC7832"/>
    </style:style>
    <style:style style:name="T271" style:parent-style-name="Policepardéfaut" style:family="text">
      <style:text-properties style:font-name="JetBrains Mono" fo:color="#A9B7C6"/>
    </style:style>
    <style:style style:name="T272" style:parent-style-name="Policepardéfaut" style:family="text">
      <style:text-properties style:font-name="JetBrains Mono" fo:font-style="italic" style:font-style-asian="italic" fo:color="#9876AA"/>
    </style:style>
    <style:style style:name="T273" style:parent-style-name="Policepardéfaut" style:family="text">
      <style:text-properties style:font-name="JetBrains Mono" fo:color="#A9B7C6"/>
    </style:style>
    <style:style style:name="T274" style:parent-style-name="Policepardéfaut" style:family="text">
      <style:text-properties style:font-name="JetBrains Mono" fo:color="#6A8759"/>
    </style:style>
    <style:style style:name="T275" style:parent-style-name="Policepardéfaut" style:family="text">
      <style:text-properties style:font-name="JetBrains Mono" fo:color="#A9B7C6"/>
    </style:style>
    <style:style style:name="T276" style:parent-style-name="Policepardéfaut" style:family="text">
      <style:text-properties style:font-name="JetBrains Mono" fo:font-style="italic" style:font-style-asian="italic" fo:color="#9876AA"/>
    </style:style>
    <style:style style:name="T277" style:parent-style-name="Policepardéfaut" style:family="text">
      <style:text-properties style:font-name="JetBrains Mono" fo:color="#CC7832"/>
    </style:style>
    <style:style style:name="P278" style:parent-style-name="PreformattedText" style:family="paragraph">
      <style:paragraph-properties fo:background-color="#2B2B2B"/>
    </style:style>
    <style:style style:name="T279" style:parent-style-name="Policepardéfaut" style:family="text">
      <style:text-properties fo:color="#CC7832"/>
    </style:style>
    <style:style style:name="T280" style:parent-style-name="Policepardéfaut" style:family="text">
      <style:text-properties style:font-name="JetBrains Mono" fo:color="#CC7832"/>
    </style:style>
    <style:style style:name="T281" style:parent-style-name="Policepardéfaut" style:family="text">
      <style:text-properties style:font-name="JetBrains Mono" fo:color="#A9B7C6"/>
    </style:style>
    <style:style style:name="T282" style:parent-style-name="Policepardéfaut" style:family="text">
      <style:text-properties style:font-name="JetBrains Mono" fo:font-style="italic" style:font-style-asian="italic" fo:color="#9876AA"/>
    </style:style>
    <style:style style:name="T283" style:parent-style-name="Policepardéfaut" style:family="text">
      <style:text-properties style:font-name="JetBrains Mono" fo:color="#A9B7C6"/>
    </style:style>
    <style:style style:name="T284" style:parent-style-name="Policepardéfaut" style:family="text">
      <style:text-properties style:font-name="JetBrains Mono" fo:color="#6A8759"/>
    </style:style>
    <style:style style:name="T285" style:parent-style-name="Policepardéfaut" style:family="text">
      <style:text-properties style:font-name="JetBrains Mono" fo:color="#CC7832"/>
    </style:style>
    <style:style style:name="P286" style:parent-style-name="PreformattedText" style:family="paragraph">
      <style:paragraph-properties fo:background-color="#2B2B2B"/>
    </style:style>
    <style:style style:name="T287" style:parent-style-name="Policepardéfaut" style:family="text">
      <style:text-properties fo:color="#CC7832"/>
    </style:style>
    <style:style style:name="T288" style:parent-style-name="Policepardéfaut" style:family="text">
      <style:text-properties style:font-name="JetBrains Mono" fo:color="#CC7832"/>
    </style:style>
    <style:style style:name="T289" style:parent-style-name="Policepardéfaut" style:family="text">
      <style:text-properties style:font-name="JetBrains Mono" fo:color="#A9B7C6"/>
    </style:style>
    <style:style style:name="T290" style:parent-style-name="Policepardéfaut" style:family="text">
      <style:text-properties style:font-name="JetBrains Mono" fo:font-style="italic" style:font-style-asian="italic" fo:color="#9876AA"/>
    </style:style>
    <style:style style:name="T291" style:parent-style-name="Policepardéfaut" style:family="text">
      <style:text-properties style:font-name="JetBrains Mono" fo:color="#A9B7C6"/>
    </style:style>
    <style:style style:name="T292" style:parent-style-name="Policepardéfaut" style:family="text">
      <style:text-properties style:font-name="JetBrains Mono" fo:color="#6A8759"/>
    </style:style>
    <style:style style:name="T293" style:parent-style-name="Policepardéfaut" style:family="text">
      <style:text-properties style:font-name="JetBrains Mono" fo:color="#CC7832"/>
    </style:style>
    <style:style style:name="P294" style:parent-style-name="PreformattedText" style:family="paragraph">
      <style:paragraph-properties fo:background-color="#2B2B2B"/>
    </style:style>
    <style:style style:name="T295" style:parent-style-name="Policepardéfaut" style:family="text">
      <style:text-properties fo:color="#CC7832"/>
    </style:style>
    <style:style style:name="T296" style:parent-style-name="Policepardéfaut" style:family="text">
      <style:text-properties style:font-name="JetBrains Mono" fo:color="#CC7832"/>
    </style:style>
    <style:style style:name="T297" style:parent-style-name="Policepardéfaut" style:family="text">
      <style:text-properties style:font-name="JetBrains Mono" fo:color="#A9B7C6"/>
    </style:style>
    <style:style style:name="T298" style:parent-style-name="Policepardéfaut" style:family="text">
      <style:text-properties style:font-name="JetBrains Mono" fo:font-style="italic" style:font-style-asian="italic" fo:color="#9876AA"/>
    </style:style>
    <style:style style:name="T299" style:parent-style-name="Policepardéfaut" style:family="text">
      <style:text-properties style:font-name="JetBrains Mono" fo:color="#A9B7C6"/>
    </style:style>
    <style:style style:name="T300" style:parent-style-name="Policepardéfaut" style:family="text">
      <style:text-properties style:font-name="JetBrains Mono" fo:color="#6A8759"/>
    </style:style>
    <style:style style:name="T301" style:parent-style-name="Policepardéfaut" style:family="text">
      <style:text-properties style:font-name="JetBrains Mono" fo:color="#CC7832"/>
    </style:style>
    <style:style style:name="P302" style:parent-style-name="PreformattedText" style:family="paragraph">
      <style:paragraph-properties fo:background-color="#2B2B2B"/>
    </style:style>
    <style:style style:name="T303" style:parent-style-name="Policepardéfaut" style:family="text">
      <style:text-properties fo:color="#CC7832"/>
    </style:style>
    <style:style style:name="T304" style:parent-style-name="Policepardéfaut" style:family="text">
      <style:text-properties style:font-name="JetBrains Mono" fo:color="#CC7832"/>
    </style:style>
    <style:style style:name="T305" style:parent-style-name="Policepardéfaut" style:family="text">
      <style:text-properties style:font-name="JetBrains Mono" fo:color="#A9B7C6"/>
    </style:style>
    <style:style style:name="T306" style:parent-style-name="Policepardéfaut" style:family="text">
      <style:text-properties style:font-name="JetBrains Mono" fo:font-style="italic" style:font-style-asian="italic" fo:color="#9876AA"/>
    </style:style>
    <style:style style:name="T307" style:parent-style-name="Policepardéfaut" style:family="text">
      <style:text-properties style:font-name="JetBrains Mono" fo:color="#A9B7C6"/>
    </style:style>
    <style:style style:name="T308" style:parent-style-name="Policepardéfaut" style:family="text">
      <style:text-properties style:font-name="JetBrains Mono" fo:color="#6A8759"/>
    </style:style>
    <style:style style:name="T309" style:parent-style-name="Policepardéfaut" style:family="text">
      <style:text-properties style:font-name="JetBrains Mono" fo:color="#CC7832"/>
    </style:style>
    <style:style style:name="P310" style:parent-style-name="PreformattedText" style:family="paragraph">
      <style:paragraph-properties fo:background-color="#2B2B2B"/>
    </style:style>
    <style:style style:name="T311" style:parent-style-name="Policepardéfaut" style:family="text">
      <style:text-properties fo:color="#CC7832"/>
    </style:style>
    <style:style style:name="T312" style:parent-style-name="Policepardéfaut" style:family="text">
      <style:text-properties style:font-name="JetBrains Mono" fo:color="#CC7832"/>
    </style:style>
    <style:style style:name="T313" style:parent-style-name="Policepardéfaut" style:family="text">
      <style:text-properties style:font-name="JetBrains Mono" fo:color="#FFC66D"/>
    </style:style>
    <style:style style:name="T314" style:parent-style-name="Policepardéfaut" style:family="text">
      <style:text-properties style:font-name="JetBrains Mono" fo:color="#A9B7C6"/>
    </style:style>
    <style:style style:name="P315" style:parent-style-name="PreformattedText" style:family="paragraph">
      <style:paragraph-properties fo:background-color="#2B2B2B"/>
    </style:style>
    <style:style style:name="T316" style:parent-style-name="Policepardéfaut" style:family="text">
      <style:text-properties fo:color="#A9B7C6"/>
    </style:style>
    <style:style style:name="T317" style:parent-style-name="Policepardéfaut" style:family="text">
      <style:text-properties style:font-name="JetBrains Mono" fo:color="#CC7832"/>
    </style:style>
    <style:style style:name="T318" style:parent-style-name="Policepardéfaut" style:family="text">
      <style:text-properties style:font-name="JetBrains Mono" fo:color="#A9B7C6"/>
    </style:style>
    <style:style style:name="T319" style:parent-style-name="Policepardéfaut" style:family="text">
      <style:text-properties style:font-name="JetBrains Mono" fo:color="#A9B7C6"/>
    </style:style>
    <style:style style:name="T320" style:parent-style-name="Policepardéfaut" style:family="text">
      <style:text-properties style:font-name="JetBrains Mono" fo:font-style="italic" style:font-style-asian="italic" fo:color="#A9B7C6"/>
    </style:style>
    <style:style style:name="T321" style:parent-style-name="Policepardéfaut" style:family="text">
      <style:text-properties style:font-name="JetBrains Mono" fo:color="#A9B7C6"/>
    </style:style>
    <style:style style:name="T322" style:parent-style-name="Policepardéfaut" style:family="text">
      <style:text-properties style:font-name="JetBrains Mono" fo:font-style="italic" style:font-style-asian="italic" fo:color="#9876AA"/>
    </style:style>
    <style:style style:name="T323" style:parent-style-name="Policepardéfaut" style:family="text">
      <style:text-properties style:font-name="JetBrains Mono" fo:color="#A9B7C6"/>
    </style:style>
    <style:style style:name="T324" style:parent-style-name="Policepardéfaut" style:family="text">
      <style:text-properties style:font-name="JetBrains Mono" fo:color="#CC7832"/>
    </style:style>
    <style:style style:name="P325" style:parent-style-name="PreformattedText" style:family="paragraph">
      <style:paragraph-properties fo:background-color="#2B2B2B"/>
    </style:style>
    <style:style style:name="T326" style:parent-style-name="Policepardéfaut" style:family="text">
      <style:text-properties fo:color="#CC7832"/>
    </style:style>
    <style:style style:name="T327" style:parent-style-name="Policepardéfaut" style:family="text">
      <style:text-properties style:font-name="JetBrains Mono" fo:color="#A9B7C6"/>
    </style:style>
    <style:style style:name="P328" style:parent-style-name="PreformattedText" style:family="paragraph">
      <style:paragraph-properties fo:background-color="#2B2B2B"/>
      <style:text-properties style:font-name="JetBrains Mono" fo:color="#808080"/>
    </style:style>
    <style:style style:name="P329" style:parent-style-name="PreformattedText" style:family="paragraph">
      <style:paragraph-properties fo:background-color="#2B2B2B"/>
    </style:style>
    <style:style style:name="T330" style:parent-style-name="Policepardéfaut" style:family="text">
      <style:text-properties fo:color="#808080"/>
    </style:style>
    <style:style style:name="T331" style:parent-style-name="Policepardéfaut" style:family="text">
      <style:text-properties style:font-name="JetBrains Mono" fo:color="#A9B7C6"/>
    </style:style>
    <style:style style:name="T332" style:parent-style-name="Policepardéfaut" style:family="text">
      <style:text-properties style:font-name="JetBrains Mono" fo:color="#6A8759"/>
    </style:style>
    <style:style style:name="T333" style:parent-style-name="Policepardéfaut" style:family="text">
      <style:text-properties style:font-name="JetBrains Mono" fo:color="#A9B7C6"/>
    </style:style>
    <style:style style:name="T334" style:parent-style-name="Policepardéfaut" style:family="text">
      <style:text-properties style:font-name="JetBrains Mono" fo:font-style="italic" style:font-style-asian="italic" fo:color="#9876AA"/>
    </style:style>
    <style:style style:name="T335" style:parent-style-name="Policepardéfaut" style:family="text">
      <style:text-properties style:font-name="JetBrains Mono" fo:color="#A9B7C6"/>
    </style:style>
    <style:style style:name="T336" style:parent-style-name="Policepardéfaut" style:family="text">
      <style:text-properties style:font-name="JetBrains Mono" fo:color="#CC7832"/>
    </style:style>
    <style:style style:name="P337" style:parent-style-name="PreformattedText" style:family="paragraph">
      <style:paragraph-properties fo:background-color="#2B2B2B"/>
    </style:style>
    <style:style style:name="T338" style:parent-style-name="Policepardéfaut" style:family="text">
      <style:text-properties fo:color="#CC7832"/>
    </style:style>
    <style:style style:name="T339" style:parent-style-name="Policepardéfaut" style:family="text">
      <style:text-properties style:font-name="JetBrains Mono" fo:color="#A9B7C6"/>
    </style:style>
    <style:style style:name="T340" style:parent-style-name="Policepardéfaut" style:family="text">
      <style:text-properties style:font-name="JetBrains Mono" fo:color="#6A8759"/>
    </style:style>
    <style:style style:name="T341" style:parent-style-name="Policepardéfaut" style:family="text">
      <style:text-properties style:font-name="JetBrains Mono" fo:color="#A9B7C6"/>
    </style:style>
    <style:style style:name="T342" style:parent-style-name="Policepardéfaut" style:family="text">
      <style:text-properties style:font-name="JetBrains Mono" fo:font-style="italic" style:font-style-asian="italic" fo:color="#9876AA"/>
    </style:style>
    <style:style style:name="T343" style:parent-style-name="Policepardéfaut" style:family="text">
      <style:text-properties style:font-name="JetBrains Mono" fo:color="#A9B7C6"/>
    </style:style>
    <style:style style:name="P344" style:parent-style-name="PreformattedText" style:family="paragraph">
      <style:paragraph-properties fo:background-color="#2B2B2B"/>
    </style:style>
    <style:style style:name="T345" style:parent-style-name="Policepardéfaut" style:family="text">
      <style:text-properties fo:color="#A9B7C6"/>
    </style:style>
    <style:style style:name="T346" style:parent-style-name="Policepardéfaut" style:family="text">
      <style:text-properties style:font-name="JetBrains Mono" fo:color="#6A8759"/>
    </style:style>
    <style:style style:name="T347" style:parent-style-name="Policepardéfaut" style:family="text">
      <style:text-properties style:font-name="JetBrains Mono" fo:color="#A9B7C6"/>
    </style:style>
    <style:style style:name="T348" style:parent-style-name="Policepardéfaut" style:family="text">
      <style:text-properties style:font-name="JetBrains Mono" fo:font-style="italic" style:font-style-asian="italic" fo:color="#9876AA"/>
    </style:style>
    <style:style style:name="T349" style:parent-style-name="Policepardéfaut" style:family="text">
      <style:text-properties style:font-name="JetBrains Mono" fo:color="#A9B7C6"/>
    </style:style>
    <style:style style:name="T350" style:parent-style-name="Policepardéfaut" style:family="text">
      <style:text-properties style:font-name="JetBrains Mono" fo:color="#6A8759"/>
    </style:style>
    <style:style style:name="T351" style:parent-style-name="Policepardéfaut" style:family="text">
      <style:text-properties style:font-name="JetBrains Mono" fo:color="#A9B7C6"/>
    </style:style>
    <style:style style:name="P352" style:parent-style-name="PreformattedText" style:family="paragraph">
      <style:paragraph-properties fo:background-color="#2B2B2B"/>
    </style:style>
    <style:style style:name="T353" style:parent-style-name="Policepardéfaut" style:family="text">
      <style:text-properties fo:color="#A9B7C6"/>
    </style:style>
    <style:style style:name="T354" style:parent-style-name="Policepardéfaut" style:family="text">
      <style:text-properties style:font-name="JetBrains Mono" fo:font-style="italic" style:font-style-asian="italic" fo:color="#9876AA"/>
    </style:style>
    <style:style style:name="T355" style:parent-style-name="Policepardéfaut" style:family="text">
      <style:text-properties style:font-name="JetBrains Mono" fo:color="#A9B7C6"/>
    </style:style>
    <style:style style:name="T356" style:parent-style-name="Policepardéfaut" style:family="text">
      <style:text-properties style:font-name="JetBrains Mono" fo:color="#6A8759"/>
    </style:style>
    <style:style style:name="T357" style:parent-style-name="Policepardéfaut" style:family="text">
      <style:text-properties style:font-name="JetBrains Mono" fo:color="#A9B7C6"/>
    </style:style>
    <style:style style:name="P358" style:parent-style-name="PreformattedText" style:family="paragraph">
      <style:paragraph-properties fo:background-color="#2B2B2B"/>
    </style:style>
    <style:style style:name="T359" style:parent-style-name="Policepardéfaut" style:family="text">
      <style:text-properties fo:color="#A9B7C6"/>
    </style:style>
    <style:style style:name="T360" style:parent-style-name="Policepardéfaut" style:family="text">
      <style:text-properties style:font-name="JetBrains Mono" fo:font-style="italic" style:font-style-asian="italic" fo:color="#9876AA"/>
    </style:style>
    <style:style style:name="T361" style:parent-style-name="Policepardéfaut" style:family="text">
      <style:text-properties style:font-name="JetBrains Mono" fo:color="#A9B7C6"/>
    </style:style>
    <style:style style:name="T362" style:parent-style-name="Policepardéfaut" style:family="text">
      <style:text-properties style:font-name="JetBrains Mono" fo:color="#6A8759"/>
    </style:style>
    <style:style style:name="T363" style:parent-style-name="Policepardéfaut" style:family="text">
      <style:text-properties style:font-name="JetBrains Mono" fo:color="#A9B7C6"/>
    </style:style>
    <style:style style:name="T364" style:parent-style-name="Policepardéfaut" style:family="text">
      <style:text-properties style:font-name="JetBrains Mono" fo:color="#CC7832"/>
    </style:style>
    <style:style style:name="P365" style:parent-style-name="PreformattedText" style:family="paragraph">
      <style:paragraph-properties fo:background-color="#2B2B2B"/>
    </style:style>
    <style:style style:name="T366" style:parent-style-name="Policepardéfaut" style:family="text">
      <style:text-properties fo:color="#CC7832"/>
    </style:style>
    <style:style style:name="T367" style:parent-style-name="Policepardéfaut" style:family="text">
      <style:text-properties style:font-name="JetBrains Mono" fo:font-style="italic" style:font-style-asian="italic" fo:color="#A9B7C6"/>
    </style:style>
    <style:style style:name="T368" style:parent-style-name="Policepardéfaut" style:family="text">
      <style:text-properties style:font-name="JetBrains Mono" fo:font-style="italic" style:font-style-asian="italic" fo:color="#A9B7C6"/>
    </style:style>
    <style:style style:name="T369" style:parent-style-name="Policepardéfaut" style:family="text">
      <style:text-properties style:font-name="JetBrains Mono" fo:color="#A9B7C6"/>
    </style:style>
    <style:style style:name="T370" style:parent-style-name="Policepardéfaut" style:family="text">
      <style:text-properties style:font-name="JetBrains Mono" fo:color="#CC7832"/>
    </style:style>
    <style:style style:name="T371" style:parent-style-name="Policepardéfaut" style:family="text">
      <style:text-properties style:font-name="JetBrains Mono" fo:color="#6A8759"/>
    </style:style>
    <style:style style:name="T372" style:parent-style-name="Policepardéfaut" style:family="text">
      <style:text-properties style:font-name="JetBrains Mono" fo:color="#CC7832"/>
    </style:style>
    <style:style style:name="T373" style:parent-style-name="Policepardéfaut" style:family="text">
      <style:text-properties style:font-name="JetBrains Mono" fo:color="#6897BB"/>
    </style:style>
    <style:style style:name="T374" style:parent-style-name="Policepardéfaut" style:family="text">
      <style:text-properties style:font-name="JetBrains Mono" fo:color="#CC7832"/>
    </style:style>
    <style:style style:name="T375" style:parent-style-name="Policepardéfaut" style:family="text">
      <style:text-properties style:font-name="JetBrains Mono" fo:color="#6A8759"/>
    </style:style>
    <style:style style:name="T376" style:parent-style-name="Policepardéfaut" style:family="text">
      <style:text-properties style:font-name="JetBrains Mono" fo:color="#A9B7C6"/>
    </style:style>
    <style:style style:name="T377" style:parent-style-name="Policepardéfaut" style:family="text">
      <style:text-properties style:font-name="JetBrains Mono" fo:color="#CC7832"/>
    </style:style>
    <style:style style:name="P378" style:parent-style-name="PreformattedText" style:family="paragraph">
      <style:paragraph-properties fo:background-color="#2B2B2B"/>
    </style:style>
    <style:style style:name="T379" style:parent-style-name="Policepardéfaut" style:family="text">
      <style:text-properties fo:color="#CC7832"/>
    </style:style>
    <style:style style:name="T380" style:parent-style-name="Policepardéfaut" style:family="text">
      <style:text-properties style:font-name="JetBrains Mono" fo:font-style="italic" style:font-style-asian="italic" fo:color="#A9B7C6"/>
    </style:style>
    <style:style style:name="T381" style:parent-style-name="Policepardéfaut" style:family="text">
      <style:text-properties style:font-name="JetBrains Mono" fo:color="#A9B7C6"/>
    </style:style>
    <style:style style:name="T382" style:parent-style-name="Policepardéfaut" style:family="text">
      <style:text-properties style:font-name="JetBrains Mono" fo:color="#CC7832"/>
    </style:style>
    <style:style style:name="T383" style:parent-style-name="Policepardéfaut" style:family="text">
      <style:text-properties style:font-name="JetBrains Mono" fo:color="#6A8759"/>
    </style:style>
    <style:style style:name="T384" style:parent-style-name="Policepardéfaut" style:family="text">
      <style:text-properties style:font-name="JetBrains Mono" fo:color="#CC7832"/>
    </style:style>
    <style:style style:name="T385" style:parent-style-name="Policepardéfaut" style:family="text">
      <style:text-properties style:font-name="JetBrains Mono" fo:color="#6897BB"/>
    </style:style>
    <style:style style:name="T386" style:parent-style-name="Policepardéfaut" style:family="text">
      <style:text-properties style:font-name="JetBrains Mono" fo:color="#CC7832"/>
    </style:style>
    <style:style style:name="T387" style:parent-style-name="Policepardéfaut" style:family="text">
      <style:text-properties style:font-name="JetBrains Mono" fo:color="#6A8759"/>
    </style:style>
    <style:style style:name="T388" style:parent-style-name="Policepardéfaut" style:family="text">
      <style:text-properties style:font-name="JetBrains Mono" fo:color="#A9B7C6"/>
    </style:style>
    <style:style style:name="T389" style:parent-style-name="Policepardéfaut" style:family="text">
      <style:text-properties style:font-name="JetBrains Mono" fo:color="#CC7832"/>
    </style:style>
    <style:style style:name="P390" style:parent-style-name="PreformattedText" style:family="paragraph">
      <style:paragraph-properties fo:background-color="#2B2B2B"/>
    </style:style>
    <style:style style:name="T391" style:parent-style-name="Policepardéfaut" style:family="text">
      <style:text-properties fo:color="#CC7832"/>
    </style:style>
    <style:style style:name="T392" style:parent-style-name="Policepardéfaut" style:family="text">
      <style:text-properties style:font-name="JetBrains Mono" fo:font-style="italic" style:font-style-asian="italic" fo:color="#A9B7C6"/>
    </style:style>
    <style:style style:name="T393" style:parent-style-name="Policepardéfaut" style:family="text">
      <style:text-properties style:font-name="JetBrains Mono" fo:color="#A9B7C6"/>
    </style:style>
    <style:style style:name="T394" style:parent-style-name="Policepardéfaut" style:family="text">
      <style:text-properties style:font-name="JetBrains Mono" fo:color="#CC7832"/>
    </style:style>
    <style:style style:name="T395" style:parent-style-name="Policepardéfaut" style:family="text">
      <style:text-properties style:font-name="JetBrains Mono" fo:color="#6A8759"/>
    </style:style>
    <style:style style:name="T396" style:parent-style-name="Policepardéfaut" style:family="text">
      <style:text-properties style:font-name="JetBrains Mono" fo:color="#CC7832"/>
    </style:style>
    <style:style style:name="T397" style:parent-style-name="Policepardéfaut" style:family="text">
      <style:text-properties style:font-name="JetBrains Mono" fo:color="#6897BB"/>
    </style:style>
    <style:style style:name="T398" style:parent-style-name="Policepardéfaut" style:family="text">
      <style:text-properties style:font-name="JetBrains Mono" fo:color="#CC7832"/>
    </style:style>
    <style:style style:name="T399" style:parent-style-name="Policepardéfaut" style:family="text">
      <style:text-properties style:font-name="JetBrains Mono" fo:color="#6A8759"/>
    </style:style>
    <style:style style:name="T400" style:parent-style-name="Policepardéfaut" style:family="text">
      <style:text-properties style:font-name="JetBrains Mono" fo:color="#A9B7C6"/>
    </style:style>
    <style:style style:name="T401" style:parent-style-name="Policepardéfaut" style:family="text">
      <style:text-properties style:font-name="JetBrains Mono" fo:color="#CC7832"/>
    </style:style>
    <style:style style:name="P402" style:parent-style-name="PreformattedText" style:family="paragraph">
      <style:paragraph-properties fo:background-color="#2B2B2B"/>
    </style:style>
    <style:style style:name="T403" style:parent-style-name="Policepardéfaut" style:family="text">
      <style:text-properties fo:color="#CC7832"/>
    </style:style>
    <style:style style:name="T404" style:parent-style-name="Policepardéfaut" style:family="text">
      <style:text-properties style:font-name="JetBrains Mono" fo:color="#A9B7C6"/>
    </style:style>
    <style:style style:name="T405" style:parent-style-name="Policepardéfaut" style:family="text">
      <style:text-properties style:font-name="JetBrains Mono" fo:color="#6A8759"/>
    </style:style>
    <style:style style:name="T406" style:parent-style-name="Policepardéfaut" style:family="text">
      <style:text-properties style:font-name="JetBrains Mono" fo:color="#A9B7C6"/>
    </style:style>
    <style:style style:name="T407" style:parent-style-name="Policepardéfaut" style:family="text">
      <style:text-properties style:font-name="JetBrains Mono" fo:font-style="italic" style:font-style-asian="italic" fo:color="#9876AA"/>
    </style:style>
    <style:style style:name="T408" style:parent-style-name="Policepardéfaut" style:family="text">
      <style:text-properties style:font-name="JetBrains Mono" fo:color="#A9B7C6"/>
    </style:style>
    <style:style style:name="P409" style:parent-style-name="PreformattedText" style:family="paragraph">
      <style:paragraph-properties fo:background-color="#2B2B2B"/>
    </style:style>
    <style:style style:name="T410" style:parent-style-name="Policepardéfaut" style:family="text">
      <style:text-properties fo:color="#A9B7C6"/>
    </style:style>
    <style:style style:name="T411" style:parent-style-name="Policepardéfaut" style:family="text">
      <style:text-properties style:font-name="JetBrains Mono" fo:color="#6A8759"/>
    </style:style>
    <style:style style:name="T412" style:parent-style-name="Policepardéfaut" style:family="text">
      <style:text-properties style:font-name="JetBrains Mono" fo:color="#A9B7C6"/>
    </style:style>
    <style:style style:name="T413" style:parent-style-name="Policepardéfaut" style:family="text">
      <style:text-properties style:font-name="JetBrains Mono" fo:font-style="italic" style:font-style-asian="italic" fo:color="#9876AA"/>
    </style:style>
    <style:style style:name="T414" style:parent-style-name="Policepardéfaut" style:family="text">
      <style:text-properties style:font-name="JetBrains Mono" fo:color="#A9B7C6"/>
    </style:style>
    <style:style style:name="T415" style:parent-style-name="Policepardéfaut" style:family="text">
      <style:text-properties style:font-name="JetBrains Mono" fo:color="#6A8759"/>
    </style:style>
    <style:style style:name="T416" style:parent-style-name="Policepardéfaut" style:family="text">
      <style:text-properties style:font-name="JetBrains Mono" fo:color="#A9B7C6"/>
    </style:style>
    <style:style style:name="P417" style:parent-style-name="PreformattedText" style:family="paragraph">
      <style:paragraph-properties fo:background-color="#2B2B2B"/>
    </style:style>
    <style:style style:name="T418" style:parent-style-name="Policepardéfaut" style:family="text">
      <style:text-properties fo:color="#A9B7C6"/>
    </style:style>
    <style:style style:name="T419" style:parent-style-name="Policepardéfaut" style:family="text">
      <style:text-properties style:font-name="JetBrains Mono" fo:color="#6A8759"/>
    </style:style>
    <style:style style:name="T420" style:parent-style-name="Policepardéfaut" style:family="text">
      <style:text-properties style:font-name="JetBrains Mono" fo:color="#A9B7C6"/>
    </style:style>
    <style:style style:name="T421" style:parent-style-name="Policepardéfaut" style:family="text">
      <style:text-properties style:font-name="JetBrains Mono" fo:font-style="italic" style:font-style-asian="italic" fo:color="#9876AA"/>
    </style:style>
    <style:style style:name="T422" style:parent-style-name="Policepardéfaut" style:family="text">
      <style:text-properties style:font-name="JetBrains Mono" fo:color="#A9B7C6"/>
    </style:style>
    <style:style style:name="T423" style:parent-style-name="Policepardéfaut" style:family="text">
      <style:text-properties style:font-name="JetBrains Mono" fo:color="#6A8759"/>
    </style:style>
    <style:style style:name="T424" style:parent-style-name="Policepardéfaut" style:family="text">
      <style:text-properties style:font-name="JetBrains Mono" fo:color="#A9B7C6"/>
    </style:style>
    <style:style style:name="T425" style:parent-style-name="Policepardéfaut" style:family="text">
      <style:text-properties style:font-name="JetBrains Mono" fo:color="#CC7832"/>
    </style:style>
    <style:style style:name="P426" style:parent-style-name="PreformattedText" style:family="paragraph">
      <style:paragraph-properties fo:background-color="#2B2B2B"/>
    </style:style>
    <style:style style:name="T427" style:parent-style-name="Policepardéfaut" style:family="text">
      <style:text-properties fo:color="#CC7832"/>
    </style:style>
    <style:style style:name="T428" style:parent-style-name="Policepardéfaut" style:family="text">
      <style:text-properties style:font-name="JetBrains Mono" fo:color="#A9B7C6"/>
    </style:style>
    <style:style style:name="T429" style:parent-style-name="Policepardéfaut" style:family="text">
      <style:text-properties style:font-name="JetBrains Mono" fo:color="#6A8759"/>
    </style:style>
    <style:style style:name="T430" style:parent-style-name="Policepardéfaut" style:family="text">
      <style:text-properties style:font-name="JetBrains Mono" fo:color="#A9B7C6"/>
    </style:style>
    <style:style style:name="T431" style:parent-style-name="Policepardéfaut" style:family="text">
      <style:text-properties style:font-name="JetBrains Mono" fo:font-style="italic" style:font-style-asian="italic" fo:color="#9876AA"/>
    </style:style>
    <style:style style:name="T432" style:parent-style-name="Policepardéfaut" style:family="text">
      <style:text-properties style:font-name="JetBrains Mono" fo:color="#A9B7C6"/>
    </style:style>
    <style:style style:name="P433" style:parent-style-name="PreformattedText" style:family="paragraph">
      <style:paragraph-properties fo:background-color="#2B2B2B"/>
    </style:style>
    <style:style style:name="T434" style:parent-style-name="Policepardéfaut" style:family="text">
      <style:text-properties fo:color="#A9B7C6"/>
    </style:style>
    <style:style style:name="T435" style:parent-style-name="Policepardéfaut" style:family="text">
      <style:text-properties style:font-name="JetBrains Mono" fo:color="#6A8759"/>
    </style:style>
    <style:style style:name="T436" style:parent-style-name="Policepardéfaut" style:family="text">
      <style:text-properties style:font-name="JetBrains Mono" fo:color="#A9B7C6"/>
    </style:style>
    <style:style style:name="T437" style:parent-style-name="Policepardéfaut" style:family="text">
      <style:text-properties style:font-name="JetBrains Mono" fo:font-style="italic" style:font-style-asian="italic" fo:color="#9876AA"/>
    </style:style>
    <style:style style:name="T438" style:parent-style-name="Policepardéfaut" style:family="text">
      <style:text-properties style:font-name="JetBrains Mono" fo:color="#A9B7C6"/>
    </style:style>
    <style:style style:name="T439" style:parent-style-name="Policepardéfaut" style:family="text">
      <style:text-properties style:font-name="JetBrains Mono" fo:color="#6A8759"/>
    </style:style>
    <style:style style:name="T440" style:parent-style-name="Policepardéfaut" style:family="text">
      <style:text-properties style:font-name="JetBrains Mono" fo:color="#A9B7C6"/>
    </style:style>
    <style:style style:name="T441" style:parent-style-name="Policepardéfaut" style:family="text">
      <style:text-properties style:font-name="JetBrains Mono" fo:color="#CC7832"/>
    </style:style>
    <style:style style:name="P442" style:parent-style-name="PreformattedText" style:family="paragraph">
      <style:paragraph-properties fo:background-color="#2B2B2B"/>
    </style:style>
    <style:style style:name="T443" style:parent-style-name="Policepardéfaut" style:family="text">
      <style:text-properties fo:color="#CC7832"/>
    </style:style>
    <style:style style:name="T444" style:parent-style-name="Policepardéfaut" style:family="text">
      <style:text-properties style:font-name="JetBrains Mono" fo:color="#A9B7C6"/>
    </style:style>
    <style:style style:name="T445" style:parent-style-name="Policepardéfaut" style:family="text">
      <style:text-properties style:font-name="JetBrains Mono" fo:color="#6A8759"/>
    </style:style>
    <style:style style:name="T446" style:parent-style-name="Policepardéfaut" style:family="text">
      <style:text-properties style:font-name="JetBrains Mono" fo:color="#A9B7C6"/>
    </style:style>
    <style:style style:name="T447" style:parent-style-name="Policepardéfaut" style:family="text">
      <style:text-properties style:font-name="JetBrains Mono" fo:font-style="italic" style:font-style-asian="italic" fo:color="#9876AA"/>
    </style:style>
    <style:style style:name="T448" style:parent-style-name="Policepardéfaut" style:family="text">
      <style:text-properties style:font-name="JetBrains Mono" fo:color="#A9B7C6"/>
    </style:style>
    <style:style style:name="T449" style:parent-style-name="Policepardéfaut" style:family="text">
      <style:text-properties style:font-name="JetBrains Mono" fo:color="#CC7832"/>
    </style:style>
    <style:style style:name="P450" style:parent-style-name="PreformattedText" style:family="paragraph">
      <style:paragraph-properties fo:background-color="#2B2B2B"/>
    </style:style>
    <style:style style:name="T451" style:parent-style-name="Policepardéfaut" style:family="text">
      <style:text-properties fo:color="#CC7832"/>
    </style:style>
    <style:style style:name="T452" style:parent-style-name="Policepardéfaut" style:family="text">
      <style:text-properties style:font-name="JetBrains Mono" fo:color="#CC7832"/>
    </style:style>
    <style:style style:name="T453" style:parent-style-name="Policepardéfaut" style:family="text">
      <style:text-properties style:font-name="JetBrains Mono" fo:color="#A9B7C6"/>
    </style:style>
    <style:style style:name="P454" style:parent-style-name="PreformattedText" style:family="paragraph">
      <style:paragraph-properties fo:background-color="#2B2B2B"/>
    </style:style>
    <style:style style:name="T455" style:parent-style-name="Policepardéfaut" style:family="text">
      <style:text-properties fo:color="#A9B7C6"/>
    </style:style>
    <style:style style:name="T456" style:parent-style-name="Policepardéfaut" style:family="text">
      <style:text-properties style:font-name="JetBrains Mono" fo:color="#A9B7C6"/>
    </style:style>
    <style:style style:name="T457" style:parent-style-name="Policepardéfaut" style:family="text">
      <style:text-properties style:font-name="JetBrains Mono" fo:font-style="italic" style:font-style-asian="italic" fo:color="#9876AA"/>
    </style:style>
    <style:style style:name="T458" style:parent-style-name="Policepardéfaut" style:family="text">
      <style:text-properties style:font-name="JetBrains Mono" fo:color="#A9B7C6"/>
    </style:style>
    <style:style style:name="T459" style:parent-style-name="Policepardéfaut" style:family="text">
      <style:text-properties style:font-name="JetBrains Mono" fo:font-style="italic" style:font-style-asian="italic" fo:color="#9876AA"/>
    </style:style>
    <style:style style:name="T460" style:parent-style-name="Policepardéfaut" style:family="text">
      <style:text-properties style:font-name="JetBrains Mono" fo:font-style="italic" style:font-style-asian="italic" fo:color="#9876AA"/>
    </style:style>
    <style:style style:name="T461" style:parent-style-name="Policepardéfaut" style:family="text">
      <style:text-properties style:font-name="JetBrains Mono" fo:color="#A9B7C6"/>
    </style:style>
    <style:style style:name="T462" style:parent-style-name="Policepardéfaut" style:family="text">
      <style:text-properties style:font-name="JetBrains Mono" fo:color="#6A8759"/>
    </style:style>
    <style:style style:name="T463" style:parent-style-name="Policepardéfaut" style:family="text">
      <style:text-properties style:font-name="JetBrains Mono" fo:color="#A9B7C6"/>
    </style:style>
    <style:style style:name="P464" style:parent-style-name="PreformattedText" style:family="paragraph">
      <style:paragraph-properties fo:background-color="#2B2B2B"/>
    </style:style>
    <style:style style:name="T465" style:parent-style-name="Policepardéfaut" style:family="text">
      <style:text-properties fo:color="#A9B7C6"/>
    </style:style>
    <style:style style:name="T466" style:parent-style-name="Policepardéfaut" style:family="text">
      <style:text-properties style:font-name="JetBrains Mono" fo:color="#A9B7C6"/>
    </style:style>
    <style:style style:name="T467" style:parent-style-name="Policepardéfaut" style:family="text">
      <style:text-properties style:font-name="JetBrains Mono" fo:font-style="italic" style:font-style-asian="italic" fo:color="#9876AA"/>
    </style:style>
    <style:style style:name="T468" style:parent-style-name="Policepardéfaut" style:family="text">
      <style:text-properties style:font-name="JetBrains Mono" fo:color="#A9B7C6"/>
    </style:style>
    <style:style style:name="T469" style:parent-style-name="Policepardéfaut" style:family="text">
      <style:text-properties style:font-name="JetBrains Mono" fo:color="#6A8759"/>
    </style:style>
    <style:style style:name="T470" style:parent-style-name="Policepardéfaut" style:family="text">
      <style:text-properties style:font-name="JetBrains Mono" fo:color="#A9B7C6"/>
    </style:style>
    <style:style style:name="P471" style:parent-style-name="PreformattedText" style:family="paragraph">
      <style:paragraph-properties fo:background-color="#2B2B2B"/>
    </style:style>
    <style:style style:name="T472" style:parent-style-name="Policepardéfaut" style:family="text">
      <style:text-properties fo:color="#A9B7C6"/>
    </style:style>
    <style:style style:name="T473" style:parent-style-name="Policepardéfaut" style:family="text">
      <style:text-properties style:font-name="JetBrains Mono" fo:color="#A9B7C6"/>
    </style:style>
    <style:style style:name="T474" style:parent-style-name="Policepardéfaut" style:family="text">
      <style:text-properties style:font-name="JetBrains Mono" fo:font-style="italic" style:font-style-asian="italic" fo:color="#9876AA"/>
    </style:style>
    <style:style style:name="T475" style:parent-style-name="Policepardéfaut" style:family="text">
      <style:text-properties style:font-name="JetBrains Mono" fo:color="#A9B7C6"/>
    </style:style>
    <style:style style:name="T476" style:parent-style-name="Policepardéfaut" style:family="text">
      <style:text-properties style:font-name="JetBrains Mono" fo:color="#CC7832"/>
    </style:style>
    <style:style style:name="P477" style:parent-style-name="PreformattedText" style:family="paragraph">
      <style:paragraph-properties fo:background-color="#2B2B2B"/>
    </style:style>
    <style:style style:name="T478" style:parent-style-name="Policepardéfaut" style:family="text">
      <style:text-properties fo:color="#CC7832"/>
    </style:style>
    <style:style style:name="T479" style:parent-style-name="Policepardéfaut" style:family="text">
      <style:text-properties style:font-name="JetBrains Mono" fo:color="#A9B7C6"/>
    </style:style>
    <style:style style:name="P480" style:parent-style-name="PreformattedText" style:family="paragraph">
      <style:paragraph-properties fo:background-color="#2B2B2B"/>
    </style:style>
    <style:style style:name="T481" style:parent-style-name="Policepardéfaut" style:family="text">
      <style:text-properties fo:color="#A9B7C6"/>
    </style:style>
    <style:style style:name="T482" style:parent-style-name="Policepardéfaut" style:family="text">
      <style:text-properties style:font-name="JetBrains Mono" fo:color="#A9B7C6"/>
    </style:style>
    <style:style style:name="T483" style:parent-style-name="Policepardéfaut" style:family="text">
      <style:text-properties style:font-name="JetBrains Mono" fo:color="#CC7832"/>
    </style:style>
    <style:style style:name="P484" style:parent-style-name="PreformattedText" style:family="paragraph">
      <style:paragraph-properties fo:background-color="#2B2B2B"/>
    </style:style>
    <style:style style:name="T485" style:parent-style-name="Policepardéfaut" style:family="text">
      <style:text-properties fo:color="#CC7832"/>
    </style:style>
    <style:style style:name="T486" style:parent-style-name="Policepardéfaut" style:family="text">
      <style:text-properties style:font-name="JetBrains Mono" fo:color="#A9B7C6"/>
    </style:style>
    <style:style style:name="T487" style:parent-style-name="Policepardéfaut" style:family="text">
      <style:text-properties style:font-name="JetBrains Mono" fo:color="#CC7832"/>
    </style:style>
    <style:style style:name="T488" style:parent-style-name="Policepardéfaut" style:family="text">
      <style:text-properties style:font-name="JetBrains Mono" fo:color="#A9B7C6"/>
    </style:style>
    <style:style style:name="P489" style:parent-style-name="PreformattedText" style:family="paragraph">
      <style:paragraph-properties fo:background-color="#2B2B2B"/>
    </style:style>
    <style:style style:name="T490" style:parent-style-name="Policepardéfaut" style:family="text">
      <style:text-properties fo:color="#A9B7C6"/>
    </style:style>
    <style:style style:name="T491" style:parent-style-name="Policepardéfaut" style:family="text">
      <style:text-properties style:font-name="JetBrains Mono" fo:color="#A9B7C6"/>
    </style:style>
    <style:style style:name="T492" style:parent-style-name="Policepardéfaut" style:family="text">
      <style:text-properties style:font-name="JetBrains Mono" fo:font-style="italic" style:font-style-asian="italic" fo:color="#9876AA"/>
    </style:style>
    <style:style style:name="T493" style:parent-style-name="Policepardéfaut" style:family="text">
      <style:text-properties style:font-name="JetBrains Mono" fo:color="#A9B7C6"/>
    </style:style>
    <style:style style:name="T494" style:parent-style-name="Policepardéfaut" style:family="text">
      <style:text-properties style:font-name="JetBrains Mono" fo:color="#6A8759"/>
    </style:style>
    <style:style style:name="T495" style:parent-style-name="Policepardéfaut" style:family="text">
      <style:text-properties style:font-name="JetBrains Mono" fo:color="#6A8759"/>
    </style:style>
    <style:style style:name="T496" style:parent-style-name="Policepardéfaut" style:family="text">
      <style:text-properties style:font-name="JetBrains Mono" fo:color="#A9B7C6"/>
    </style:style>
    <style:style style:name="T497" style:parent-style-name="Policepardéfaut" style:family="text">
      <style:text-properties style:font-name="JetBrains Mono" fo:color="#CC7832"/>
    </style:style>
    <style:style style:name="P498" style:parent-style-name="PreformattedText" style:family="paragraph">
      <style:paragraph-properties fo:background-color="#2B2B2B"/>
    </style:style>
    <style:style style:name="T499" style:parent-style-name="Policepardéfaut" style:family="text">
      <style:text-properties fo:color="#CC7832"/>
    </style:style>
    <style:style style:name="T500" style:parent-style-name="Policepardéfaut" style:family="text">
      <style:text-properties style:font-name="JetBrains Mono" fo:color="#A9B7C6"/>
    </style:style>
    <style:style style:name="P501" style:parent-style-name="PreformattedText" style:family="paragraph">
      <style:paragraph-properties fo:background-color="#2B2B2B"/>
    </style:style>
    <style:style style:name="T502" style:parent-style-name="Policepardéfaut" style:family="text">
      <style:text-properties fo:color="#A9B7C6"/>
    </style:style>
    <style:style style:name="T503" style:parent-style-name="Policepardéfaut" style:family="text">
      <style:text-properties style:font-name="JetBrains Mono" fo:color="#A9B7C6"/>
    </style:style>
    <style:style style:name="P504" style:parent-style-name="PreformattedText" style:family="paragraph">
      <style:paragraph-properties fo:background-color="#2B2B2B"/>
    </style:style>
    <style:style style:name="T505" style:parent-style-name="Policepardéfaut" style:family="text">
      <style:text-properties fo:color="#A9B7C6"/>
    </style:style>
    <style:style style:name="T506" style:parent-style-name="Policepardéfaut" style:family="text">
      <style:text-properties style:font-name="JetBrains Mono" fo:color="#CC7832"/>
    </style:style>
    <style:style style:name="T507" style:parent-style-name="Policepardéfaut" style:family="text">
      <style:text-properties style:font-name="JetBrains Mono" fo:color="#FFC66D"/>
    </style:style>
    <style:style style:name="T508" style:parent-style-name="Policepardéfaut" style:family="text">
      <style:text-properties style:font-name="JetBrains Mono" fo:color="#A9B7C6"/>
    </style:style>
    <style:style style:name="T509" style:parent-style-name="Policepardéfaut" style:family="text">
      <style:text-properties style:font-name="JetBrains Mono" fo:color="#CC7832"/>
    </style:style>
    <style:style style:name="T510" style:parent-style-name="Policepardéfaut" style:family="text">
      <style:text-properties style:font-name="JetBrains Mono" fo:color="#A9B7C6"/>
    </style:style>
    <style:style style:name="T511" style:parent-style-name="Policepardéfaut" style:family="text">
      <style:text-properties style:font-name="JetBrains Mono" fo:color="#CC7832"/>
    </style:style>
    <style:style style:name="T512" style:parent-style-name="Policepardéfaut" style:family="text">
      <style:text-properties style:font-name="JetBrains Mono" fo:color="#A9B7C6"/>
    </style:style>
    <style:style style:name="T513" style:parent-style-name="Policepardéfaut" style:family="text">
      <style:text-properties style:font-name="JetBrains Mono" fo:color="#CC7832"/>
    </style:style>
    <style:style style:name="T514" style:parent-style-name="Policepardéfaut" style:family="text">
      <style:text-properties style:font-name="JetBrains Mono" fo:color="#A9B7C6"/>
    </style:style>
    <style:style style:name="T515" style:parent-style-name="Policepardéfaut" style:family="text">
      <style:text-properties style:font-name="JetBrains Mono" fo:color="#CC7832"/>
    </style:style>
    <style:style style:name="T516" style:parent-style-name="Policepardéfaut" style:family="text">
      <style:text-properties style:font-name="JetBrains Mono" fo:color="#A9B7C6"/>
    </style:style>
    <style:style style:name="P517" style:parent-style-name="PreformattedText" style:family="paragraph">
      <style:paragraph-properties fo:background-color="#2B2B2B"/>
    </style:style>
    <style:style style:name="T518" style:parent-style-name="Policepardéfaut" style:family="text">
      <style:text-properties fo:color="#A9B7C6"/>
    </style:style>
    <style:style style:name="T519" style:parent-style-name="Policepardéfaut" style:family="text">
      <style:text-properties style:font-name="JetBrains Mono" fo:color="#A9B7C6"/>
    </style:style>
    <style:style style:name="T520" style:parent-style-name="Policepardéfaut" style:family="text">
      <style:text-properties style:font-name="JetBrains Mono" fo:color="#6A8759"/>
    </style:style>
    <style:style style:name="T521" style:parent-style-name="Policepardéfaut" style:family="text">
      <style:text-properties style:font-name="JetBrains Mono" fo:color="#A9B7C6"/>
    </style:style>
    <style:style style:name="T522" style:parent-style-name="Policepardéfaut" style:family="text">
      <style:text-properties style:font-name="JetBrains Mono" fo:font-style="italic" style:font-style-asian="italic" fo:color="#9876AA"/>
    </style:style>
    <style:style style:name="T523" style:parent-style-name="Policepardéfaut" style:family="text">
      <style:text-properties style:font-name="JetBrains Mono" fo:color="#A9B7C6"/>
    </style:style>
    <style:style style:name="P524" style:parent-style-name="PreformattedText" style:family="paragraph">
      <style:paragraph-properties fo:background-color="#2B2B2B"/>
    </style:style>
    <style:style style:name="T525" style:parent-style-name="Policepardéfaut" style:family="text">
      <style:text-properties fo:color="#A9B7C6"/>
    </style:style>
    <style:style style:name="T526" style:parent-style-name="Policepardéfaut" style:family="text">
      <style:text-properties style:font-name="JetBrains Mono" fo:color="#6A8759"/>
    </style:style>
    <style:style style:name="T527" style:parent-style-name="Policepardéfaut" style:family="text">
      <style:text-properties style:font-name="JetBrains Mono" fo:color="#A9B7C6"/>
    </style:style>
    <style:style style:name="T528" style:parent-style-name="Policepardéfaut" style:family="text">
      <style:text-properties style:font-name="JetBrains Mono" fo:font-style="italic" style:font-style-asian="italic" fo:color="#9876AA"/>
    </style:style>
    <style:style style:name="T529" style:parent-style-name="Policepardéfaut" style:family="text">
      <style:text-properties style:font-name="JetBrains Mono" fo:color="#A9B7C6"/>
    </style:style>
    <style:style style:name="T530" style:parent-style-name="Policepardéfaut" style:family="text">
      <style:text-properties style:font-name="JetBrains Mono" fo:color="#6A8759"/>
    </style:style>
    <style:style style:name="T531" style:parent-style-name="Policepardéfaut" style:family="text">
      <style:text-properties style:font-name="JetBrains Mono" fo:color="#A9B7C6"/>
    </style:style>
    <style:style style:name="P532" style:parent-style-name="PreformattedText" style:family="paragraph">
      <style:paragraph-properties fo:background-color="#2B2B2B"/>
    </style:style>
    <style:style style:name="T533" style:parent-style-name="Policepardéfaut" style:family="text">
      <style:text-properties fo:color="#A9B7C6"/>
    </style:style>
    <style:style style:name="T534" style:parent-style-name="Policepardéfaut" style:family="text">
      <style:text-properties style:font-name="JetBrains Mono" fo:font-style="italic" style:font-style-asian="italic" fo:color="#9876AA"/>
    </style:style>
    <style:style style:name="T535" style:parent-style-name="Policepardéfaut" style:family="text">
      <style:text-properties style:font-name="JetBrains Mono" fo:color="#A9B7C6"/>
    </style:style>
    <style:style style:name="T536" style:parent-style-name="Policepardéfaut" style:family="text">
      <style:text-properties style:font-name="JetBrains Mono" fo:color="#6A8759"/>
    </style:style>
    <style:style style:name="T537" style:parent-style-name="Policepardéfaut" style:family="text">
      <style:text-properties style:font-name="JetBrains Mono" fo:color="#A9B7C6"/>
    </style:style>
    <style:style style:name="P538" style:parent-style-name="PreformattedText" style:family="paragraph">
      <style:paragraph-properties fo:background-color="#2B2B2B"/>
    </style:style>
    <style:style style:name="T539" style:parent-style-name="Policepardéfaut" style:family="text">
      <style:text-properties fo:color="#A9B7C6"/>
    </style:style>
    <style:style style:name="T540" style:parent-style-name="Policepardéfaut" style:family="text">
      <style:text-properties style:font-name="JetBrains Mono" fo:font-style="italic" style:font-style-asian="italic" fo:color="#9876AA"/>
    </style:style>
    <style:style style:name="T541" style:parent-style-name="Policepardéfaut" style:family="text">
      <style:text-properties style:font-name="JetBrains Mono" fo:color="#A9B7C6"/>
    </style:style>
    <style:style style:name="T542" style:parent-style-name="Policepardéfaut" style:family="text">
      <style:text-properties style:font-name="JetBrains Mono" fo:color="#6A8759"/>
    </style:style>
    <style:style style:name="T543" style:parent-style-name="Policepardéfaut" style:family="text">
      <style:text-properties style:font-name="JetBrains Mono" fo:color="#A9B7C6"/>
    </style:style>
    <style:style style:name="P544" style:parent-style-name="PreformattedText" style:family="paragraph">
      <style:paragraph-properties fo:background-color="#2B2B2B"/>
    </style:style>
    <style:style style:name="T545" style:parent-style-name="Policepardéfaut" style:family="text">
      <style:text-properties fo:color="#A9B7C6"/>
    </style:style>
    <style:style style:name="T546" style:parent-style-name="Policepardéfaut" style:family="text">
      <style:text-properties style:font-name="JetBrains Mono" fo:color="#6A8759"/>
    </style:style>
    <style:style style:name="T547" style:parent-style-name="Policepardéfaut" style:family="text">
      <style:text-properties style:font-name="JetBrains Mono" fo:color="#A9B7C6"/>
    </style:style>
    <style:style style:name="T548" style:parent-style-name="Policepardéfaut" style:family="text">
      <style:text-properties style:font-name="JetBrains Mono" fo:color="#6A8759"/>
    </style:style>
    <style:style style:name="T549" style:parent-style-name="Policepardéfaut" style:family="text">
      <style:text-properties style:font-name="JetBrains Mono" fo:color="#A9B7C6"/>
    </style:style>
    <style:style style:name="T550" style:parent-style-name="Policepardéfaut" style:family="text">
      <style:text-properties style:font-name="JetBrains Mono" fo:color="#6A8759"/>
    </style:style>
    <style:style style:name="T551" style:parent-style-name="Policepardéfaut" style:family="text">
      <style:text-properties style:font-name="JetBrains Mono" fo:color="#A9B7C6"/>
    </style:style>
    <style:style style:name="T552" style:parent-style-name="Policepardéfaut" style:family="text">
      <style:text-properties style:font-name="JetBrains Mono" fo:color="#6A8759"/>
    </style:style>
    <style:style style:name="T553" style:parent-style-name="Policepardéfaut" style:family="text">
      <style:text-properties style:font-name="JetBrains Mono" fo:color="#A9B7C6"/>
    </style:style>
    <style:style style:name="T554" style:parent-style-name="Policepardéfaut" style:family="text">
      <style:text-properties style:font-name="JetBrains Mono" fo:color="#CC7832"/>
    </style:style>
    <style:style style:name="P555" style:parent-style-name="PreformattedText" style:family="paragraph">
      <style:paragraph-properties fo:background-color="#2B2B2B"/>
    </style:style>
    <style:style style:name="T556" style:parent-style-name="Policepardéfaut" style:family="text">
      <style:text-properties fo:color="#CC7832"/>
    </style:style>
    <style:style style:name="T557" style:parent-style-name="Policepardéfaut" style:family="text">
      <style:text-properties style:font-name="JetBrains Mono" fo:color="#A9B7C6"/>
    </style:style>
    <style:style style:name="P558" style:parent-style-name="PreformattedText" style:family="paragraph">
      <style:paragraph-properties fo:margin-bottom="0.1965in" fo:background-color="#2B2B2B"/>
      <style:text-properties style:font-name="JetBrains Mono" fo:color="#A9B7C6"/>
    </style:style>
    <style:style style:name="P559" style:parent-style-name="Standard" style:family="paragraph">
      <style:text-properties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SQLITE3</text:p>
      <text:p text:style-name="P2"/>
      <text:p text:style-name="P3">Commandes sqlite3:</text:p>
      <text:p text:style-name="P4"/>
      <text:p text:style-name="P5">Commandes utiles:</text:p>
      <text:p text:style-name="Standard">.exit</text:p>
      <text:p text:style-name="Standard">.help</text:p>
      <text:p text:style-name="Standard">.headers ok (pour afficher en-tête)</text:p>
      <text:p text:style-name="Standard">.tables (affiche nom de la table dans laquelle on se trouve)</text:p>
      <text:p text:style-name="Standard">.schema (affiche la<text:s/>structure de la table)</text:p>
      <text:p text:style-name="Standard">.dump (affiche le code nécessaire pour dupliquer la table et les valeurs)</text:p>
      <text:p text:style-name="Standard">.save nom_table.db (enregistre la table)</text:p>
      <text:p text:style-name="Standard">.open nomtable.db (ouvrir la table)</text:p>
      <text:p text:style-name="Standard"/>
      <text:p text:style-name="Standard"/>
      <text:p text:style-name="P6">Creer ou ouvrir bdd :</text:p>
      <text:p text:style-name="Standard">sqlite3 nom.db</text:p>
      <text:p text:style-name="Standard"/>
      <text:p text:style-name="P7">Creer / utiliser backup:</text:p>
      <text:p text:style-name="Standard">.backup nom_du_backup</text:p>
      <text:p text:style-name="Standard">.restore nom_du_backup</text:p>
      <text:p text:style-name="Standard"/>
      <text:p text:style-name="Standard"/>
      <text:p text:style-name="Standard"/>
      <text:p text:style-name="P8">Commandes SQL:</text:p>
      <text:p text:style-name="P9"/>
      <text:p text:style-name="P10">Ordre des commandes:</text:p>
      <text:p text:style-name="Standard">[...] – WHERE – ORDER BY – ;</text:p>
      <text:p text:style-name="Standard"/>
      <text:p text:style-name="P11">Creer table :</text:p>
      <text:p text:style-name="Standard">create table table nom_de_la_table (nom_du_champs1 type_du_champs1, ndc2 tdc2, ...)</text:p>
      <text:p text:style-name="P12">EX : create table contacts (name text, phone integer, email<text:s/>text);</text:p>
      <text:p text:style-name="P13"/>
      <text:p text:style-name="Standard">Pour éviter les erreurs en cas de doublon, on peut préciser de crée la table seulement si elle n'existe pas.</text:p>
      <text:p text:style-name="P14">EX : CREATE TABLE IF NOT EXISTS contacts (name TEXT, phone INTEGER, mail TEXT);</text:p>
      <text:p text:style-name="P15"/>
      <text:p text:style-name="P16">Insérer donnée dans table :</text:p>
      <text:p text:style-name="Standard">INSERT INTO nom_table (nom_champs1, nc2, ...) VALUES ('valeur1', 'valeur2', ...);</text:p>
      <text:p text:style-name="P17">EX : INSERT INTO contacts (name, phone, email) VALUES ('Tim', 123456, 'a@a.com');</text:p>
      <text:p text:style-name="Standard"/>
      <text:p text:style-name="Standard">OU</text:p>
      <text:p text:style-name="Standard"/>
      <text:p text:style-name="Standard">Si on rempli tous les champs pas besoin de préciser :</text:p>
      <text:p text:style-name="P18">EX : INSERT INTO contacts VALUES ('Tim', 123456, 'a@a.com');</text:p>
      <text:p text:style-name="Standard"/>
      <text:p text:style-name="Standard">OU</text:p>
      <text:p text:style-name="Standard"/>
      <text:p text:style-name="Standard">On peut remplir que certains champs :</text:p>
      <text:p text:style-name="P19">EX : INSERT INTO contacts (name, email) VALUES ('Tim', 'a@a.com');</text:p>
      <text:p text:style-name="Standard"><text:s/>→ on n'a pas rempli le champs<text:s/><text:span text:style-name="T20">phone</text:span></text:p>
      <text:p text:style-name="P21"/>
      <text:p text:style-name="P22"/>
      <text:p text:style-name="P23">Chercher des informations:</text:p>
      <text:p text:style-name="Standard">SELECT (nom_champs1, nc2 …) FROM table;</text:p>
      <text:p text:style-name="P24">EX: SELECT name, phone FROM contacts;</text:p>
      <text:p text:style-name="P25"/>
      <text:p text:style-name="Standard">OU</text:p>
      <text:p text:style-name="Standard"/>
      <text:p text:style-name="Standard">On peut sélectionner tous les champs d'un coup</text:p>
      <text:p text:style-name="P26">EX: SELECT * FROM contacts;</text:p>
      <text:p text:style-name="P27"/>
      <text:p text:style-name="Standard">OU</text:p>
      <text:p text:style-name="Standard"/>
      <text:p text:style-name="Standard">On peut préciser notre recherche:</text:p>
      <text:p text:style-name="P28">EX: SELECT * FROM contacts WHERE name='Raphael';</text:p>
      <text:p text:style-name="Standard"/>
      <text:p text:style-name="Standard">On peut préciser l'ordre d'affichage des éléments:</text:p>
      <text:p text:style-name="P29">EX: SELECT * FROM artists ORDER BY name;</text:p>
      <text:p text:style-name="P30"/>
      <text:p text:style-name="Standard">Pour bien trier (car les minuscules sont alphabétiquement après les majuscules on utilise:</text:p>
      <text:p text:style-name="P31">EX: SELECT * FROM artists ORDER BY name COLLATE NOCASE;</text:p>
      <text:p text:style-name="P32"/>
      <text:p text:style-name="Standard">On peut préciser si on veut un affichage par ordre croissant ou décroissant:</text:p>
      <text:p text:style-name="P33">EX: SELECT * FROM albums ORDER BY name COLLATE NOCASE DESC; (décroissant)</text:p>
      <text:p text:style-name="P34">EX: SELECT * FROM albums ORDER BY name COLLATE NOCASE ASC; (croissant – par défaut)</text:p>
      <text:p text:style-name="P35">EX: SELECT * FROM albums ORDER BY name, id; (tri d'abord par name puis par id)</text:p>
      <text:p text:style-name="P36"/>
      <text:p text:style-name="Standard">Pour éviter la duplication des éléments on ajoute DISTINCT après SELECT</text:p>
      <text:p text:style-name="P37"/>
      <text:p text:style-name="P38"/>
      <text:p text:style-name="P39">Utilisation du JOIN:</text:p>
      <text:p text:style-name="Standard">Avec les tables suivantes:</text:p>
      <text:p text:style-name="Standard">- songs (_id INTEGER PRIMARY KEY, track INTEGER, title TEXT NOT NULL, album INTEGER);</text:p>
      <text:p text:style-name="Standard">- albums (_id INTEGER PRIMARY KEY, name TEXT NOT NULL, artist<text:s/>INTEGER);</text:p>
      <text:p text:style-name="Standard">- artists (_id<text:s/>INTEGER PRIMARY KEY, name TEXT NOT NULL);</text:p>
      <text:p text:style-name="Standard">→ songs est lié à albums avec le champs album,</text:p>
      <text:p text:style-name="Standard">→ albums est lié à artistes avec le champs artists</text:p>
      <text:p text:style-name="Standard"/>
      <text:p text:style-name="P40">UNE SEULE JOINTURE (2 tables)</text:p>
      <text:p text:style-name="Standard"/>
      <text:p text:style-name="Standard">(avec JOIN – raccourcis de INNER JOIN)</text:p>
      <text:p text:style-name="Standard">EX:</text:p>
      <text:p text:style-name="Standard">SELECT songs.track, songs.title,<text:s/>albums.name FROM songs JOIN albums ON songs.album = albums._id;</text:p>
      <text:p text:style-name="Standard"/>
      <text:p text:style-name="P41">Explications</text:p>
      <text:p text:style-name="P42">SELECT le champs track de la table songs, le champs title de la table songs, le champs name de la table albums</text:p>
      <text:p text:style-name="P43">FROM la table songs qu'on va JOIN à la table albums</text:p>
      <text:p text:style-name="P44">ON (avec le lien) le champs album de la table songs qui correspond au champs _id de la table albums</text:p>
      <text:p text:style-name="P45"/>
      <text:soft-page-break/>
      <text:p text:style-name="Standard">On peut rajouter un WHERE</text:p>
      <text:p text:style-name="Standard"/>
      <text:p text:style-name="P46">EX: SELECT songs.track, songs.title, albums.name FROM songs JOIN albums ON songs.album = albums._id WHERE albums.name = 'Super Lungs';</text:p>
      <text:p text:style-name="Standard"/>
      <text:p text:style-name="Standard"/>
      <text:p text:style-name="Standard"/>
      <text:p text:style-name="Standard"/>
      <text:p text:style-name="Standard">(avec INNER JOIN)<text:s/><text:span text:style-name="T47">(FORTEMENT RECOMMANDE)</text:span></text:p>
      <text:p text:style-name="P48">EX: SELECT songs.track, songs.title, albums.name FROM songs INNER JOIN albums ON songs.album = albums._id;</text:p>
      <text:p text:style-name="P49"/>
      <text:p text:style-name="Standard">On peut rajouter un ORDER BY</text:p>
      <text:p text:style-name="P50">EX: SELECT songs.track, songs.title, albums.name FROM songs INNER JOIN albums ON<text:s/>songs.album = albums._id ORDER BY albums.name, songs.track;</text:p>
      <text:p text:style-name="P51"/>
      <text:p text:style-name="P52">Au moins deux jointures (au moins 3 tables)</text:p>
      <text:p text:style-name="P53">EX: SELECT artists.name, albums.name, songs.track, songs.title FROM songs</text:p>
      <text:p text:style-name="P54"><text:tab/>INNER JOIN albums ON songs.album = albums._id</text:p>
      <text:p text:style-name="P55"><text:tab/>INNER JOIN artists ON albums.artist = artists._id</text:p>
      <text:p text:style-name="P56"><text:tab/>[… autant de fois que nécessaire]</text:p>
      <text:p text:style-name="P57"><text:tab/>ORDER BY artists.name, albums.name, songs.track;</text:p>
      <text:p text:style-name="P58"/>
      <text:p text:style-name="P59">Modifier données de la table:</text:p>
      <text:p text:style-name="P60">Toujours se poser la question du WHERE</text:p>
      <text:p text:style-name="P61"/>
      <text:p text:style-name="Standard">UPDATE nom_table SET nom_du_champs='nouvelle_valeur';</text:p>
      <text:p text:style-name="P62">EX: UPDATE contacts SET name='Raphael';</text:p>
      <text:p text:style-name="P63">ATTENTION, sans WHERE, on va modifier toute la table</text:p>
      <text:p text:style-name="P64"/>
      <text:p text:style-name="Standard">OU</text:p>
      <text:p text:style-name="Standard"/>
      <text:p text:style-name="Standard">On augmente la précision avec un WHERE</text:p>
      <text:p text:style-name="Standard">UPDATE nom_table SET nom_du_champs='nouvelle_valeur' WHERE nom_du_champs='valeur';</text:p>
      <text:p text:style-name="P65">EX: UPDATE contacts SET email='new@msn,com' WHERE<text:s/>name='Raphael';</text:p>
      <text:p text:style-name="P66"/>
      <text:p text:style-name="Standard">Remarque: on peut modifier même champs qu'on utilise pour le WHERE</text:p>
      <text:p text:style-name="P67">EX: UPDATE contacts SET name='Raphaelle' WHERE name='Raphael';</text:p>
      <text:p text:style-name="P68"/>
      <text:p text:style-name="P69">La propriété WHERE peut être utilisée avec toutes les autres : INSERT INTO, SELECT, …</text:p>
      <text:p text:style-name="P70"/>
      <text:p text:style-name="P71">Avec le WHERE, on<text:s/>peut faire une recherche en n'ayant qu'une partie de l'expression à trouver:</text:p>
      <text:p text:style-name="P72">EX: […] WHERE name LIKE '%doctor%';</text:p>
      <text:p text:style-name="P73">On cherchera toutes les expressions qui contiennent le mot «doctor»</text:p>
      <text:p text:style-name="P74">Avec le mot clé LIKE, la casse n'est PAS prise en compte</text:p>
      <text:p text:style-name="P75"/>
      <text:p text:style-name="P76">EX: […] WHERE name LIKE 'doctor%';</text:p>
      <text:p text:style-name="P77">→ Qui commence par doctor</text:p>
      <text:p text:style-name="P78">EX: […] WHERE name LIKE '%doctor';</text:p>
      <text:p text:style-name="P79">→ Qui termine par doctor</text:p>
      <text:p text:style-name="P80"/>
      <text:p text:style-name="P81">Si on fait une recherche sur des chiffres on peut utiliser des comparateurs:</text:p>
      <text:soft-page-break/>
      <text:p text:style-name="P82">EX: […] WHERE id &lt; 50;</text:p>
      <text:p text:style-name="P83">EX: […] WHERE id &lt;&gt; 50;(différent)</text:p>
      <text:p text:style-name="P84">Il n'y a pas le<text:s/>signe égal.</text:p>
      <text:p text:style-name="P85">On peut rajouter des fonctions dans les requêtes:</text:p>
      <text:p text:style-name="Standard">→ COUNT (compter le nombre d'entrées)</text:p>
      <text:p text:style-name="Standard">SELECT COUNT(*) FROM la_table;</text:p>
      <text:p text:style-name="Standard"/>
      <text:p text:style-name="Standard">Utilisation de COUNT sans doublon:</text:p>
      <text:p text:style-name="Standard">SELECT COUNT(DISTINCT nom_du_champs) FROM table;</text:p>
      <text:p text:style-name="P86"/>
      <text:p text:style-name="P87"/>
      <text:p text:style-name="P88"/>
      <text:p text:style-name="P89"/>
      <text:p text:style-name="P90">Création d'une table virtuelle:</text:p>
      <text:p text:style-name="Standard">→ Permet de constituer des tables sur lesquelles on pourra uniquement lire les données.</text:p>
      <text:p text:style-name="P91">EX: CREATE VIEW nomDeLaTableVirtuelle AS (requête)</text:p>
      <text:p text:style-name="Standard"/>
      <text:p text:style-name="P92">EX:</text:p>
      <text:p text:style-name="P93">CREATE VIEW nomDeLaTableVirtuelle AS (requête)</text:p>
      <text:p text:style-name="P94">SELECT songs.track, songs.title, albums.name</text:p>
      <text:p text:style-name="P95">FROM songs INNER JOIN<text:s/>albums ON songs.album = albums._id</text:p>
      <text:p text:style-name="P96">ORDER BY albums.name;</text:p>
      <text:p text:style-name="P97"/>
      <text:p text:style-name="P98">Supprimer une table virtuelle:</text:p>
      <text:p text:style-name="P99">EX: DROP VIEW nomDeLaTableVirtuelle;</text:p>
      <text:p text:style-name="P100"/>
      <text:p text:style-name="P101"/>
      <text:p text:style-name="P102">Supprimer les données d'une table:</text:p>
      <text:p text:style-name="Standard">Encore une fois, il faut être très vigilent et systématiquement penser à l'utilité du WHERE</text:p>
      <text:p text:style-name="P103">Risque d'effacer toute la table</text:p>
      <text:p text:style-name="P104"/>
      <text:p text:style-name="Standard">DELETE FROM nom_table; (supprime toute la table)</text:p>
      <text:p text:style-name="P105">Ex: DELETE FROM contacts WHERE name='George';</text:p>
      <text:p text:style-name="P106"/>
      <text:p text:style-name="P107"/>
      <text:p text:style-name="P108">Définitions:</text:p>
      <text:p text:style-name="P109"/>
      <text:p text:style-name="P110">Primary key: <text:s/>représente l'index de la table; permet de mieux lister la table et de faciliter les jointures. Les<text:s/>valeurs doivent être uniques. Est NOT NULL.</text:p>
      <text:p text:style-name="P111"/>
      <text:p text:style-name="P112">NOT NULL: une valeur est obligatoire</text:p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>Dans Java</text:p>
      <text:p text:style-name="P124"/>
      <text:p text:style-name="P125">Connexion:</text:p>
      <text:p text:style-name="Standard">Le bloc try /catch permet de couper la connexion dès qu'on sort de la boucle.</text:p>
      <text:p text:style-name="Standard"/>
      <text:p text:style-name="PreformattedText"><text:span text:style-name="T126">try<text:s/></text:span><text:span text:style-name="T127">(</text:span><text:span text:style-name="T128">Connection connection<text:s/></text:span><text:span text:style-name="T129">=<text:s/></text:span><text:span text:style-name="T130">DriverManager</text:span><text:span text:style-name="T131">.</text:span><text:span text:style-name="T132">getConnection</text:span><text:span text:style-name="T133">(</text:span><text:span text:style-name="T134">"jdbc:sqlite:C:</text:span><text:span text:style-name="T135">\\</text:span><text:span text:style-name="T136">Users</text:span><text:span text:style-name="T137">\\</text:span><text:span text:style-name="T138">rapha</text:span><text:span text:style-name="T139">\\</text:span><text:span text:style-name="T140">IdeaProjects</text:span><text:span text:style-name="T141">\\</text:span><text:span text:style-name="T142">TestDB</text:span><text:span text:style-name="T143">\\</text:span><text:span text:style-name="T144">testjava.db"</text:span><text:span text:style-name="T145">);</text:span></text:p>
      <text:p text:style-name="P146"><text:span text:style-name="T147"><text:s text:c="5"/></text:span><text:span text:style-name="T148">Statement statement<text:s/></text:span><text:span text:style-name="T149">=<text:s/></text:span><text:span text:style-name="T150">connection</text:span><text:span text:style-name="T151">.createStatement()) {</text:span></text:p>
      <text:p text:style-name="P152"><text:span text:style-name="T153"><text:s text:c="4"/></text:span><text:span text:style-name="T154">statement</text:span><text:span text:style-name="T155">.execute(</text:span><text:span text:style-name="T156">"CREATE TABLE IF NOT EXISTS contacts (name TEXT, phone INTEGER, mail TEXT)"</text:span><text:span text:style-name="T157">);</text:span></text:p>
      <text:p text:style-name="P158"><text:span text:style-name="T159">}<text:s/></text:span><text:span text:style-name="T160">catch<text:s/></text:span><text:span text:style-name="T161">(</text:span><text:span text:style-name="T162">SQLException<text:s/></text:span><text:span text:style-name="T163">e) {</text:span></text:p>
      <text:p text:style-name="P164"><text:span text:style-name="T165"><text:s text:c="2"/></text:span><text:span text:style-name="T166"><text:s text:c="2"/></text:span><text:span text:style-name="T167">System</text:span><text:span text:style-name="T168">.</text:span><text:span text:style-name="T169">out</text:span><text:span text:style-name="T170">.println(</text:span><text:span text:style-name="T171">"Cannot connect to SQL DB"<text:s/></text:span><text:span text:style-name="T172">+ e.getMessage());</text:span></text:p>
      <text:p text:style-name="P173">}</text:p>
      <text:p text:style-name="Standard"/>
      <text:p text:style-name="P174">lire les données:</text:p>
      <text:p text:style-name="P175"/>
      <text:p text:style-name="P176"/>
      <text:p text:style-name="P177">// <text:s text:c="11"/>statement.execute("SELECT * FROM contacts");</text:p>
      <text:p text:style-name="P178">// <text:s text:c="11"/>ResultSet results = statement.getResultSet();</text:p>
      <text:p text:style-name="P179">// EQ A</text:p>
      <text:p text:style-name="P180"><text:span text:style-name="T181"><text:s text:c="4"/></text:span><text:span text:style-name="T182">ResultSet results<text:s/></text:span><text:span text:style-name="T183">=<text:s/></text:span><text:span text:style-name="T184">statement</text:span><text:span text:style-name="T185">.executeQuery(</text:span><text:span text:style-name="T186">"SELECT * FROM contacts"</text:span><text:span text:style-name="T187">);</text:span></text:p>
      <text:p text:style-name="P188"/>
      <text:p text:style-name="P189"/>
      <text:p text:style-name="P190"><text:span text:style-name="T191">while<text:s/></text:span><text:span text:style-name="T192">(</text:span><text:span text:style-name="T193">results</text:span><text:span text:style-name="T194">.next()){</text:span></text:p>
      <text:p text:style-name="P195"><text:span text:style-name="T196"><text:s text:c="4"/></text:span><text:span text:style-name="T197">System</text:span><text:span text:style-name="T198">.</text:span><text:span text:style-name="T199">out</text:span><text:span text:style-name="T200">.println(</text:span><text:span text:style-name="T201">results</text:span><text:span text:style-name="T202">.getString(</text:span><text:span text:style-name="T203">"name"</text:span><text:span text:style-name="T204">) +<text:s/></text:span><text:span text:style-name="T205">" "<text:s/></text:span><text:span text:style-name="T206">+</text:span></text:p>
      <text:p text:style-name="P207"><text:span text:style-name="T208"><text:s text:c="12"/></text:span><text:span text:style-name="T209">results</text:span><text:span text:style-name="T210">.getInt(</text:span><text:span text:style-name="T211">"phone"</text:span><text:span text:style-name="T212">) +<text:s/></text:span><text:span text:style-name="T213">" "<text:s/></text:span><text:span text:style-name="T214">+</text:span></text:p>
      <text:p text:style-name="P215"><text:span text:style-name="T216"><text:s text:c="12"/></text:span><text:span text:style-name="T217">results</text:span><text:span text:style-name="T218">.getString(</text:span><text:span text:style-name="T219">"mail"</text:span><text:span text:style-name="T220">));</text:span></text:p>
      <text:p text:style-name="P221">}</text:p>
      <text:p text:style-name="P222"><text:span text:style-name="T223">results</text:span><text:span text:style-name="T224">.close();</text:span></text:p>
      <text:p text:style-name="P225"/>
      <text:p text:style-name="P226"/>
      <text:p text:style-name="P227"/>
      <text:p text:style-name="P228"/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p text:style-name="P248">Résumé :</text:p>
      <text:p text:style-name="P249"/>
      <text:p text:style-name="PreformattedText"><text:span text:style-name="T250">package<text:s/></text:span><text:span text:style-name="T251">org.example</text:span><text:span text:style-name="T252">;</text:span></text:p>
      <text:soft-page-break/>
      <text:p text:style-name="P253"><text:span text:style-name="T254">import<text:s/></text:span><text:span text:style-name="T255">java.sql.*</text:span><text:span text:style-name="T256">;</text:span></text:p>
      <text:p text:style-name="P257"><text:span text:style-name="T258">public class<text:s/></text:span><text:span text:style-name="T259">Main {</text:span></text:p>
      <text:p text:style-name="P260"><text:span text:style-name="T261"><text:s text:c="4"/></text:span><text:span text:style-name="T262">public static final<text:s/></text:span><text:span text:style-name="T263">String<text:s/></text:span><text:span text:style-name="T264">DB_NAME<text:s/></text:span><text:span text:style-name="T265">=<text:s/></text:span><text:span text:style-name="T266">"testjava.db"</text:span><text:span text:style-name="T267">;</text:span></text:p>
      <text:p text:style-name="P268"><text:span text:style-name="T269"><text:s text:c="4"/></text:span><text:span text:style-name="T270">public static final<text:s/></text:span><text:span text:style-name="T271">String<text:s/></text:span><text:span text:style-name="T272">CONNECTION_STRING<text:s/></text:span><text:span text:style-name="T273">=<text:s/></text:span><text:span text:style-name="T274">"jdbc:sqlite:"<text:s/></text:span><text:span text:style-name="T275">+<text:s/></text:span><text:span text:style-name="T276">DB_NAME</text:span><text:span text:style-name="T277">;</text:span></text:p>
      <text:p text:style-name="P278"><text:span text:style-name="T279"><text:s text:c="4"/></text:span><text:span text:style-name="T280">public static final<text:s/></text:span><text:span text:style-name="T281">String<text:s/></text:span><text:span text:style-name="T282">TABLE_CONTACTS<text:s/></text:span><text:span text:style-name="T283">=<text:s/></text:span><text:span text:style-name="T284">"contacts"</text:span><text:span text:style-name="T285">;</text:span></text:p>
      <text:p text:style-name="P286"><text:span text:style-name="T287"><text:s text:c="4"/></text:span><text:span text:style-name="T288">public static final<text:s/></text:span><text:span text:style-name="T289">String<text:s/></text:span><text:span text:style-name="T290">COLUMN_NAME<text:s/></text:span><text:span text:style-name="T291">=<text:s/></text:span><text:span text:style-name="T292">"name"</text:span><text:span text:style-name="T293">;</text:span></text:p>
      <text:p text:style-name="P294"><text:span text:style-name="T295"><text:s text:c="4"/></text:span><text:span text:style-name="T296">public static final<text:s/></text:span><text:span text:style-name="T297">String<text:s/></text:span><text:span text:style-name="T298">COLUMN_PHONE<text:s/></text:span><text:span text:style-name="T299">=<text:s/></text:span><text:span text:style-name="T300">"phone"</text:span><text:span text:style-name="T301">;</text:span></text:p>
      <text:p text:style-name="P302"><text:span text:style-name="T303"><text:s text:c="4"/></text:span><text:span text:style-name="T304">public static final<text:s/></text:span><text:span text:style-name="T305">String<text:s/></text:span><text:span text:style-name="T306">COLUMN_EMAIL<text:s/></text:span><text:span text:style-name="T307">=<text:s/></text:span><text:span text:style-name="T308">"email"</text:span><text:span text:style-name="T309">;</text:span></text:p>
      <text:p text:style-name="P310"><text:span text:style-name="T311"><text:s text:c="4"/></text:span><text:span text:style-name="T312">public static void<text:s/></text:span><text:span text:style-name="T313">main</text:span><text:span text:style-name="T314">(String[] args) {</text:span></text:p>
      <text:p text:style-name="P315"><text:span text:style-name="T316"><text:s text:c="8"/></text:span><text:span text:style-name="T317">try<text:s/></text:span><text:span text:style-name="T318">(Connection connection =</text:span><text:span text:style-name="T319"><text:s/>DriverManager.</text:span><text:span text:style-name="T320">getConnection</text:span><text:span text:style-name="T321">(</text:span><text:span text:style-name="T322">CONNECTION_STRING</text:span><text:span text:style-name="T323">)</text:span><text:span text:style-name="T324">;</text:span></text:p>
      <text:p text:style-name="P325"><text:span text:style-name="T326"><text:s text:c="13"/></text:span><text:span text:style-name="T327">Statement statement = connection.createStatement()) {</text:span></text:p>
      <text:p text:style-name="P328">// <text:s text:c="11"/>connection.setAutoCommit(false);</text:p>
      <text:p text:style-name="P329"><text:span text:style-name="T330"><text:s text:c="12"/></text:span><text:span text:style-name="T331">statement.execute(</text:span><text:span text:style-name="T332">"DROP TABLE IF EXISTS "<text:s/></text:span><text:span text:style-name="T333">+<text:s/></text:span><text:span text:style-name="T334">TABLE_CONTACTS</text:span><text:span text:style-name="T335">)</text:span><text:span text:style-name="T336">;</text:span></text:p>
      <text:p text:style-name="P337"><text:span text:style-name="T338"><text:s text:c="12"/></text:span><text:span text:style-name="T339">statement.execute(</text:span><text:span text:style-name="T340">"CREATE TABLE IF NOT EXISTS "<text:s/></text:span><text:span text:style-name="T341">+<text:s/></text:span><text:span text:style-name="T342">TABLE_CONTACTS<text:s/></text:span><text:span text:style-name="T343">+</text:span></text:p>
      <text:p text:style-name="P344"><text:span text:style-name="T345"><text:s text:c="20"/></text:span><text:span text:style-name="T346">" ("<text:s/></text:span><text:span text:style-name="T347">+ <text:s/></text:span><text:span text:style-name="T348">COLUMN_NAME<text:s/></text:span><text:span text:style-name="T349">+<text:s/></text:span><text:span text:style-name="T350">" TEXT, "<text:s/></text:span><text:span text:style-name="T351">+</text:span></text:p>
      <text:p text:style-name="P352"><text:span text:style-name="T353"><text:s text:c="28"/></text:span><text:span text:style-name="T354">COLUMN_PHONE<text:s/></text:span><text:span text:style-name="T355">+<text:s/></text:span><text:span text:style-name="T356">" INTEGER, "<text:s/></text:span><text:span text:style-name="T357">+</text:span></text:p>
      <text:p text:style-name="P358"><text:span text:style-name="T359"><text:s text:c="28"/></text:span><text:span text:style-name="T360">COLUMN_EMAIL<text:s/></text:span><text:span text:style-name="T361">+<text:s/></text:span><text:span text:style-name="T362">" TEXT)"<text:s/></text:span><text:span text:style-name="T363">)</text:span><text:span text:style-name="T364">;</text:span></text:p>
      <text:p text:style-name="P365"><text:span text:style-name="T366"><text:s text:c="12"/></text:span><text:span text:style-name="T367">insertCont</text:span><text:span text:style-name="T368">act</text:span><text:span text:style-name="T369">(statement</text:span><text:span text:style-name="T370">,<text:s/></text:span><text:span text:style-name="T371">"Raphael"</text:span><text:span text:style-name="T372">,<text:s/></text:span><text:span text:style-name="T373">63852</text:span><text:span text:style-name="T374">,<text:s/></text:span><text:span text:style-name="T375">"raph@g.com"</text:span><text:span text:style-name="T376">)</text:span><text:span text:style-name="T377">;</text:span></text:p>
      <text:p text:style-name="P378"><text:span text:style-name="T379"><text:s text:c="12"/></text:span><text:span text:style-name="T380">insertContact</text:span><text:span text:style-name="T381">(statement</text:span><text:span text:style-name="T382">,<text:s/></text:span><text:span text:style-name="T383">"Joe"</text:span><text:span text:style-name="T384">,<text:s/></text:span><text:span text:style-name="T385">123456</text:span><text:span text:style-name="T386">,<text:s/></text:span><text:span text:style-name="T387">"joe@joe.com"</text:span><text:span text:style-name="T388">)</text:span><text:span text:style-name="T389">;</text:span></text:p>
      <text:p text:style-name="P390"><text:span text:style-name="T391"><text:s text:c="12"/></text:span><text:span text:style-name="T392">insertContact</text:span><text:span text:style-name="T393">(statement</text:span><text:span text:style-name="T394">,<text:s/></text:span><text:span text:style-name="T395">"Tim"</text:span><text:span text:style-name="T396">,<text:s/></text:span><text:span text:style-name="T397">471582</text:span><text:span text:style-name="T398">,<text:s/></text:span><text:span text:style-name="T399">"@@@@tim"</text:span><text:span text:style-name="T400">)</text:span><text:span text:style-name="T401">;</text:span></text:p>
      <text:p text:style-name="P402"><text:span text:style-name="T403"><text:s text:c="12"/></text:span><text:span text:style-name="T404">statement.execute(</text:span><text:span text:style-name="T405">" UPDATE "<text:s/></text:span><text:span text:style-name="T406">+<text:s/></text:span><text:span text:style-name="T407">TABLE_CONTACTS<text:s/></text:span><text:span text:style-name="T408">+</text:span></text:p>
      <text:p text:style-name="P409"><text:span text:style-name="T410"><text:s text:c="36"/></text:span><text:span text:style-name="T411">" SET "<text:s/></text:span><text:span text:style-name="T412">+<text:s/></text:span><text:span text:style-name="T413">COLUMN_PHONE<text:s/></text:span><text:span text:style-name="T414">+<text:s/></text:span><text:span text:style-name="T415">" = <text:s/>1111111 "<text:s/></text:span><text:span text:style-name="T416">+</text:span></text:p>
      <text:p text:style-name="P417"><text:span text:style-name="T418"><text:s text:c="36"/></text:span><text:span text:style-name="T419">" WHERE "<text:s/></text:span><text:span text:style-name="T420">+<text:s/></text:span><text:span text:style-name="T421">COLUMN_NAME<text:s/></text:span><text:span text:style-name="T422">+<text:s/></text:span><text:span text:style-name="T423">" = 'Raphael'"<text:s/></text:span><text:span text:style-name="T424">)</text:span><text:span text:style-name="T425">;</text:span></text:p>
      <text:p text:style-name="P426"><text:span text:style-name="T427"><text:s text:c="12"/></text:span><text:span text:style-name="T428">statement.execute( <text:s/></text:span><text:span text:style-name="T429">"DELETE FROM "<text:s/></text:span><text:span text:style-name="T430">+<text:s/></text:span><text:span text:style-name="T431">TABLE_CONTACTS<text:s/></text:span><text:span text:style-name="T432">+</text:span></text:p>
      <text:p text:style-name="P433"><text:span text:style-name="T434"><text:s text:c="36"/></text:span><text:span text:style-name="T435">" WHERE "<text:s/></text:span><text:span text:style-name="T436">+<text:s/></text:span><text:span text:style-name="T437">COLUMN_NAME<text:s/></text:span><text:span text:style-name="T438">+<text:s/></text:span><text:span text:style-name="T439">" = 'Joe'"</text:span><text:span text:style-name="T440">)</text:span><text:span text:style-name="T441">;</text:span></text:p>
      <text:p text:style-name="P442"><text:span text:style-name="T443"><text:s text:c="12"/></text:span><text:span text:style-name="T444">ResultSet results = statement.executeQuery(</text:span><text:span text:style-name="T445">"SELECT * FROM "<text:s/></text:span><text:span text:style-name="T446">+<text:s/></text:span><text:span text:style-name="T447">TABLE_CONTACTS</text:span><text:span text:style-name="T448">)</text:span><text:span text:style-name="T449">;</text:span></text:p>
      <text:p text:style-name="P450"><text:span text:style-name="T451"><text:s text:c="12"/></text:span><text:span text:style-name="T452">while<text:s/></text:span><text:span text:style-name="T453">(results.next()){</text:span></text:p>
      <text:p text:style-name="P454"><text:span text:style-name="T455"><text:s text:c="16"/></text:span><text:span text:style-name="T456">System.</text:span><text:span text:style-name="T457">out</text:span><text:span text:style-name="T458">.println(results.getString(</text:span><text:span text:style-name="T459">C</text:span><text:span text:style-name="T460">OLUMN_NAME</text:span><text:span text:style-name="T461">) +<text:s/></text:span><text:span text:style-name="T462">" "<text:s/></text:span><text:span text:style-name="T463">+</text:span></text:p>
      <text:p text:style-name="P464"><text:span text:style-name="T465"><text:s text:c="24"/></text:span><text:span text:style-name="T466">results.getInt(</text:span><text:span text:style-name="T467">COLUMN_PHONE</text:span><text:span text:style-name="T468">) +<text:s/></text:span><text:span text:style-name="T469">" "<text:s/></text:span><text:span text:style-name="T470">+</text:span></text:p>
      <text:p text:style-name="P471"><text:span text:style-name="T472"><text:s text:c="24"/></text:span><text:span text:style-name="T473">results.getString(</text:span><text:span text:style-name="T474">COLUMN_EMAIL</text:span><text:span text:style-name="T475">))</text:span><text:span text:style-name="T476">;</text:span></text:p>
      <text:p text:style-name="P477"><text:span text:style-name="T478"><text:s text:c="12"/></text:span><text:span text:style-name="T479">}</text:span></text:p>
      <text:p text:style-name="P480"><text:span text:style-name="T481"><text:s text:c="12"/></text:span><text:span text:style-name="T482">results.close()</text:span><text:span text:style-name="T483">;</text:span></text:p>
      <text:p text:style-name="P484"><text:span text:style-name="T485"><text:s text:c="8"/></text:span><text:span text:style-name="T486">}<text:s/></text:span><text:span text:style-name="T487">catch<text:s/></text:span><text:span text:style-name="T488">(SQLException e) {</text:span></text:p>
      <text:p text:style-name="P489"><text:span text:style-name="T490"><text:s text:c="12"/></text:span><text:span text:style-name="T491">System.</text:span><text:span text:style-name="T492">out</text:span><text:span text:style-name="T493">.println(</text:span><text:span text:style-name="T494">"Cannot<text:s/></text:span><text:span text:style-name="T495">connect to SQL DB"<text:s/></text:span><text:span text:style-name="T496">+ e.getMessage())</text:span><text:span text:style-name="T497">;</text:span></text:p>
      <text:p text:style-name="P498"><text:span text:style-name="T499"><text:s text:c="8"/></text:span><text:span text:style-name="T500">}</text:span></text:p>
      <text:p text:style-name="P501"><text:span text:style-name="T502"><text:s text:c="4"/></text:span><text:span text:style-name="T503">}</text:span></text:p>
      <text:p text:style-name="P504"><text:span text:style-name="T505"><text:s text:c="4"/></text:span><text:span text:style-name="T506">private static void<text:s/></text:span><text:span text:style-name="T507">insertContact</text:span><text:span text:style-name="T508">(Statement statement</text:span><text:span text:style-name="T509">,<text:s/></text:span><text:span text:style-name="T510">String name</text:span><text:span text:style-name="T511">, int<text:s/></text:span><text:span text:style-name="T512">phone</text:span><text:span text:style-name="T513">,<text:s/></text:span><text:span text:style-name="T514">String email)<text:s/></text:span><text:span text:style-name="T515">throws<text:s/></text:span><text:span text:style-name="T516">SQLException {</text:span></text:p>
      <text:p text:style-name="P517"><text:span text:style-name="T518"><text:s text:c="8"/></text:span><text:span text:style-name="T519">statement.execute( <text:s/></text:span><text:span text:style-name="T520">"INSERT INTO "<text:s/></text:span><text:span text:style-name="T521">+<text:s/></text:span><text:span text:style-name="T522">TABLE_CONTACTS<text:s/></text:span><text:span text:style-name="T523">+</text:span></text:p>
      <text:p text:style-name="P524"><text:span text:style-name="T525"><text:s text:c="16"/></text:span><text:span text:style-name="T526">" ("<text:s/></text:span><text:span text:style-name="T527">+ <text:s/></text:span><text:span text:style-name="T528">COLUMN_NAME<text:s/></text:span><text:span text:style-name="T529">+<text:s/></text:span><text:span text:style-name="T530">", "<text:s/></text:span><text:span text:style-name="T531">+</text:span></text:p>
      <text:p text:style-name="P532"><text:span text:style-name="T533"><text:s text:c="16"/></text:span><text:span text:style-name="T534">COLUMN_PHONE<text:s/></text:span><text:span text:style-name="T535">+<text:s/></text:span><text:span text:style-name="T536">", "<text:s/></text:span><text:span text:style-name="T537">+</text:span></text:p>
      <text:p text:style-name="P538"><text:span text:style-name="T539"><text:s text:c="16"/></text:span><text:span text:style-name="T540">COLUMN_EMAIL<text:s/></text:span><text:span text:style-name="T541">+<text:s/></text:span><text:span text:style-name="T542">")"<text:s/></text:span><text:span text:style-name="T543">+</text:span></text:p>
      <text:p text:style-name="P544"><text:span text:style-name="T545"><text:s text:c="16"/></text:span><text:span text:style-name="T546">"VALUES ('"<text:s/></text:span><text:span text:style-name="T547">+ name +<text:s/></text:span><text:span text:style-name="T548">"', "</text:span><text:span text:style-name="T549">+ phone +</text:span><text:span text:style-name="T550">", '"<text:s/></text:span><text:span text:style-name="T551">+ email +<text:s/></text:span><text:span text:style-name="T552">"')"</text:span><text:span text:style-name="T553">)</text:span><text:span text:style-name="T554">;</text:span></text:p>
      <text:p text:style-name="P555"><text:span text:style-name="T556"><text:s text:c="4"/></text:span><text:span text:style-name="T557">}</text:span></text:p>
      <text:p text:style-name="P558">}</text:p>
      <text:p text:style-name="P55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ourier New" svg:font-family="Courier New" style:font-family-generic="modern" style:font-pitch="fixed" svg:panose-1="2 7 3 9 2 2 5 2 4 4"/>
    <style:font-face style:name="NSimSun" svg:font-family="NSimSun" style:font-family-generic="modern" style:font-pitch="fixed" svg:panose-1="2 1 6 9 3 1 1 1 1 1"/>
    <style:font-face style:name="JetBrains Mono" svg:font-family="JetBrains 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NSimSun" style:font-name-complex="Courier New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Raphael AM</meta:initial-creator>
    <dc:creator>77011-05-09</dc:creator>
    <meta:creation-date>2022-10-15T16:57:00Z</meta:creation-date>
    <dc:date>2022-12-12T13:34:00Z</dc:date>
    <meta:template xlink:href="Normal.dotm" xlink:type="simple"/>
    <meta:editing-cycles>22</meta:editing-cycles>
    <meta:editing-duration>PT80700S</meta:editing-duration>
    <meta:document-statistic meta:page-count="6" meta:paragraph-count="18" meta:word-count="1455" meta:character-count="9444" meta:row-count="66" meta:non-whitespace-character-count="8007"/>
  </office:meta>
</office:document-meta>
</file>